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adc5e7"/>
    </style:style>
    <style:style style:name="ce6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ackground-color="#faa61a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>
            <text:p>01_01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xy</text:p>
          </table:table-cell>
          <table:table-cell table:style-name="ce8" office:value-type="string" calcext:value-type="string">
            <text:p>xz</text:p>
          </table:table-cell>
          <table:table-cell table:style-name="ce8" office:value-type="string" calcext:value-type="string">
            <text:p>yz</text:p>
          </table:table-cell>
          <table:table-cell table:style-name="ce8" office:value-type="string" calcext:value-type="string">
            <text:p>xyz</text:p>
          </table:table-cell>
          <table:table-cell table:style-name="ce16" office:value-type="string" calcext:value-type="string">
            <text:p>baseline</text:p>
          </table:table-cell>
          <table:table-cell/>
          <table:table-cell table:style-name="ce8" office:value-type="string" calcext:value-type="string">
            <text:p>X → xy</text:p>
          </table:table-cell>
          <table:table-cell table:style-name="ce8" office:value-type="string" calcext:value-type="string">
            <text:p>Y – xy</text:p>
          </table:table-cell>
          <table:table-cell table:style-name="ce8" office:value-type="string" calcext:value-type="string">
            <text:p>X → xz</text:p>
          </table:table-cell>
          <table:table-cell table:style-name="ce8" office:value-type="string" calcext:value-type="string">
            <text:p>Z → xz</text:p>
          </table:table-cell>
          <table:table-cell table:style-name="ce8" office:value-type="string" calcext:value-type="string">
            <text:p>Y → yz</text:p>
          </table:table-cell>
          <table:table-cell table:style-name="ce8" office:value-type="string" calcext:value-type="string">
            <text:p>Z → yz</text:p>
          </table:table-cell>
          <table:table-cell table:style-name="ce8" office:value-type="string" calcext:value-type="string">
            <text:p>Xy → xyz</text:p>
          </table:table-cell>
          <table:table-cell table:style-name="ce8" office:value-type="string" calcext:value-type="string">
            <text:p>Xz → xyz</text:p>
          </table:table-cell>
          <table:table-cell table:style-name="ce8" office:value-type="string" calcext:value-type="string">
            <text:p>Yz → xyz</text:p>
          </table:table-cell>
        </table:table-row>
        <table:table-row table:style-name="ro1">
          <table:table-cell office:value-type="string" calcext:value-type="string">
            <text:p>pm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323" calcext:value-type="float">
            <text:p>1.323</text:p>
          </table:table-cell>
          <table:table-cell office:value-type="float" office:value="1.746" calcext:value-type="float">
            <text:p>1.746</text:p>
          </table:table-cell>
          <table:table-cell office:value-type="float" office:value="2" calcext:value-type="float">
            <text:p>2</text:p>
          </table:table-cell>
          <table:table-cell office:value-type="float" office:value="1.757" calcext:value-type="float">
            <text:p>1.757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3]/3" office:value-type="float" office:value="0.441" calcext:value-type="float">
            <text:p>0.441</text:p>
          </table:table-cell>
          <table:table-cell table:style-name="ce11" table:formula="of:=[.D3]/3" office:value-type="float" office:value="0.582" calcext:value-type="float">
            <text:p>0.582</text:p>
          </table:table-cell>
          <table:table-cell table:style-name="ce11" table:formula="of:=[.E3]/3" office:value-type="float" office:value="0.666666666666667" calcext:value-type="float">
            <text:p>0.666666666666667</text:p>
          </table:table-cell>
          <table:table-cell table:style-name="ce11" table:formula="of:=[.F3]/3" office:value-type="float" office:value="0.585666666666667" calcext:value-type="float">
            <text:p>0.585666666666667</text:p>
          </table:table-cell>
          <table:table-cell table:style-name="ce11" table:formula="of:=[.G3]/3" office:value-type="float" office:value="0.666666666666667" calcext:value-type="float">
            <text:p>0.666666666666667</text:p>
          </table:table-cell>
          <table:table-cell table:style-name="ce11" table:formula="of:=[.H3]/3" office:value-type="float" office:value="0.666666666666667" calcext:value-type="float">
            <text:p>0.666666666666667</text:p>
          </table:table-cell>
          <table:table-cell table:style-name="ce11" table:formula="of:=[.I3]/3" office:value-type="float" office:value="0.666666666666667" calcext:value-type="float">
            <text:p>0.666666666666667</text:p>
          </table:table-cell>
          <table:table-cell table:style-name="ce11" office:value-type="float" office:value="0.44" calcext:value-type="float">
            <text:p>0.44</text:p>
          </table:table-cell>
          <table:table-cell/>
          <table:table-cell table:formula="of:=[.F4]-[.C4]" office:value-type="float" office:value="0.144666666666667" calcext:value-type="float">
            <text:p>0.144666666666667</text:p>
          </table:table-cell>
          <table:table-cell table:formula="of:=[.F4]-[.D4]" office:value-type="float" office:value="0.00366666666666671" calcext:value-type="float">
            <text:p>0.003666666666667</text:p>
          </table:table-cell>
          <table:table-cell table:formula="of:=[.G4]-[.C4]" office:value-type="float" office:value="0.225666666666667" calcext:value-type="float">
            <text:p>0.225666666666667</text:p>
          </table:table-cell>
          <table:table-cell table:formula="of:=[.G4]-[.E4]" office:value-type="float" office:value="0" calcext:value-type="float">
            <text:p>0</text:p>
          </table:table-cell>
          <table:table-cell table:formula="of:=[.H4]-[.D4]" office:value-type="float" office:value="0.0846666666666667" calcext:value-type="float">
            <text:p>0.084666666666667</text:p>
          </table:table-cell>
          <table:table-cell table:formula="of:=[.H4]-[.E4]" office:value-type="float" office:value="0" calcext:value-type="float">
            <text:p>0</text:p>
          </table:table-cell>
          <table:table-cell table:formula="of:=[.I4]-[.F4]" office:value-type="float" office:value="0.081" calcext:value-type="float">
            <text:p>0.081</text:p>
          </table:table-cell>
          <table:table-cell table:formula="of:=[.I4]-[.G4]" office:value-type="float" office:value="0" calcext:value-type="float">
            <text:p>0</text:p>
          </table:table-cell>
          <table:table-cell table:formula="of:=[.I4]-[.H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cs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616" calcext:value-type="float">
            <text:p>3.6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08" calcext:value-type="float">
            <text:p>3.008</text:p>
          </table:table-cell>
          <table:table-cell office:value-type="float" office:value="3.727" calcext:value-type="float">
            <text:p>3.7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string" calcext:value-type="string">
            <text:p>normalized</text:p>
          </table:table-cell>
          <table:table-cell table:style-name="ce12" table:formula="of:=[.C8]/5" office:value-type="float" office:value="0.7232" calcext:value-type="float">
            <text:p>0.7232</text:p>
          </table:table-cell>
          <table:table-cell table:style-name="ce12" table:formula="of:=[.D8]/5" office:value-type="float" office:value="0.8" calcext:value-type="float">
            <text:p>0.8</text:p>
          </table:table-cell>
          <table:table-cell table:style-name="ce12" table:formula="of:=[.E8]/5" office:value-type="float" office:value="0.8" calcext:value-type="float">
            <text:p>0.8</text:p>
          </table:table-cell>
          <table:table-cell table:style-name="ce12" table:formula="of:=[.F8]/5" office:value-type="float" office:value="0.6016" calcext:value-type="float">
            <text:p>0.6016</text:p>
          </table:table-cell>
          <table:table-cell table:style-name="ce12" table:formula="of:=[.G8]/5" office:value-type="float" office:value="0.7454" calcext:value-type="float">
            <text:p>0.7454</text:p>
          </table:table-cell>
          <table:table-cell table:style-name="ce12" table:formula="of:=[.H8]/5" office:value-type="float" office:value="0.8" calcext:value-type="float">
            <text:p>0.8</text:p>
          </table:table-cell>
          <table:table-cell table:style-name="ce12" table:formula="of:=[.I8]/5" office:value-type="float" office:value="0.8" calcext:value-type="float">
            <text:p>0.8</text:p>
          </table:table-cell>
          <table:table-cell table:style-name="ce12" office:value-type="float" office:value="0.666" calcext:value-type="float">
            <text:p>0.666</text:p>
          </table:table-cell>
          <table:table-cell/>
          <table:table-cell table:formula="of:=[.F9]-[.C9]" office:value-type="float" office:value="-0.1216" calcext:value-type="float">
            <text:p>-0.1216</text:p>
          </table:table-cell>
          <table:table-cell table:formula="of:=[.F9]-[.D9]" office:value-type="float" office:value="-0.1984" calcext:value-type="float">
            <text:p>-0.1984</text:p>
          </table:table-cell>
          <table:table-cell table:formula="of:=[.G9]-[.C9]" office:value-type="float" office:value="0.0221999999999999" calcext:value-type="float">
            <text:p>0.0222</text:p>
          </table:table-cell>
          <table:table-cell table:formula="of:=[.G9]-[.E9]" office:value-type="float" office:value="-0.0546000000000001" calcext:value-type="float">
            <text:p>-0.0546</text:p>
          </table:table-cell>
          <table:table-cell table:formula="of:=[.H9]-[.D9]" office:value-type="float" office:value="0" calcext:value-type="float">
            <text:p>0</text:p>
          </table:table-cell>
          <table:table-cell table:formula="of:=[.H9]-[.E9]" office:value-type="float" office:value="0" calcext:value-type="float">
            <text:p>0</text:p>
          </table:table-cell>
          <table:table-cell table:formula="of:=[.I9]-[.F9]" office:value-type="float" office:value="0.1984" calcext:value-type="float">
            <text:p>0.1984</text:p>
          </table:table-cell>
          <table:table-cell table:formula="of:=[.I9]-[.G9]" office:value-type="float" office:value="0.0546000000000001" calcext:value-type="float">
            <text:p>0.0546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1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h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428" calcext:value-type="float">
            <text:p>2.428</text:p>
          </table:table-cell>
          <table:table-cell office:value-type="float" office:value="2.253" calcext:value-type="float">
            <text:p>2.253</text:p>
          </table:table-cell>
          <table:table-cell office:value-type="float" office:value="3.132" calcext:value-type="float">
            <text:p>3.132</text:p>
          </table:table-cell>
          <table:table-cell office:value-type="float" office:value="2.272" calcext:value-type="float">
            <text:p>2.272</text:p>
          </table:table-cell>
          <table:table-cell office:value-type="float" office:value="3.165" calcext:value-type="float">
            <text:p>3.165</text:p>
          </table:table-cell>
          <table:table-cell office:value-type="float" office:value="3.141" calcext:value-type="float">
            <text:p>3.141</text:p>
          </table:table-cell>
          <table:table-cell office:value-type="float" office:value="3.16" calcext:value-type="float">
            <text:p>3.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3]/4" office:value-type="float" office:value="0.607" calcext:value-type="float">
            <text:p>0.607</text:p>
          </table:table-cell>
          <table:table-cell table:formula="of:=[.D13]/4" office:value-type="float" office:value="0.56325" calcext:value-type="float">
            <text:p>0.56325</text:p>
          </table:table-cell>
          <table:table-cell table:formula="of:=[.E13]/4" office:value-type="float" office:value="0.783" calcext:value-type="float">
            <text:p>0.783</text:p>
          </table:table-cell>
          <table:table-cell table:formula="of:=[.F13]/4" office:value-type="float" office:value="0.568" calcext:value-type="float">
            <text:p>0.568</text:p>
          </table:table-cell>
          <table:table-cell table:formula="of:=[.G13]/4" office:value-type="float" office:value="0.79125" calcext:value-type="float">
            <text:p>0.79125</text:p>
          </table:table-cell>
          <table:table-cell table:formula="of:=[.H13]/4" office:value-type="float" office:value="0.78525" calcext:value-type="float">
            <text:p>0.78525</text:p>
          </table:table-cell>
          <table:table-cell table:formula="of:=[.I13]/4" office:value-type="float" office:value="0.79" calcext:value-type="float">
            <text:p>0.79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4]-[.C14]" office:value-type="float" office:value="-0.0389999999999999" calcext:value-type="float">
            <text:p>-0.039</text:p>
          </table:table-cell>
          <table:table-cell table:formula="of:=[.F14]-[.D14]" office:value-type="float" office:value="0.00475000000000003" calcext:value-type="float">
            <text:p>0.00475</text:p>
          </table:table-cell>
          <table:table-cell table:formula="of:=[.G14]-[.C14]" office:value-type="float" office:value="0.18425" calcext:value-type="float">
            <text:p>0.18425</text:p>
          </table:table-cell>
          <table:table-cell table:formula="of:=[.G14]-[.E14]" office:value-type="float" office:value="0.00824999999999998" calcext:value-type="float">
            <text:p>0.00825</text:p>
          </table:table-cell>
          <table:table-cell table:formula="of:=[.H14]-[.D14]" office:value-type="float" office:value="0.222" calcext:value-type="float">
            <text:p>0.222</text:p>
          </table:table-cell>
          <table:table-cell table:formula="of:=[.H14]-[.E14]" office:value-type="float" office:value="0.00224999999999997" calcext:value-type="float">
            <text:p>0.00225</text:p>
          </table:table-cell>
          <table:table-cell table:formula="of:=[.I14]-[.F14]" office:value-type="float" office:value="0.222" calcext:value-type="float">
            <text:p>0.222</text:p>
          </table:table-cell>
          <table:table-cell table:formula="of:=[.I14]-[.G14]" office:value-type="float" office:value="-0.00124999999999997" calcext:value-type="float">
            <text:p>-0.00125</text:p>
          </table:table-cell>
          <table:table-cell table:formula="of:=[.I14]-[.H14]" office:value-type="float" office:value="0.00475000000000003" calcext:value-type="float">
            <text:p>0.004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1_0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c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167" calcext:value-type="float">
            <text:p>3.167</text:p>
          </table:table-cell>
          <table:table-cell office:value-type="float" office:value="4" calcext:value-type="float">
            <text:p>4</text:p>
          </table:table-cell>
          <table:table-cell office:value-type="float" office:value="2.808" calcext:value-type="float">
            <text:p>2.808</text:p>
          </table:table-cell>
          <table:table-cell office:value-type="float" office:value="4" calcext:value-type="float">
            <text:p>4</text:p>
          </table:table-cell>
          <table:table-cell office:value-type="float" office:value="3.522" calcext:value-type="float">
            <text:p>3.522</text:p>
          </table:table-cell>
          <table:table-cell office:value-type="float" office:value="2.817" calcext:value-type="float">
            <text:p>2.81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18]/4" office:value-type="float" office:value="0.79175" calcext:value-type="float">
            <text:p>0.79175</text:p>
          </table:table-cell>
          <table:table-cell table:formula="of:=[.D18]/4" office:value-type="float" office:value="1" calcext:value-type="float">
            <text:p>1</text:p>
          </table:table-cell>
          <table:table-cell table:formula="of:=[.E18]/4" office:value-type="float" office:value="0.702" calcext:value-type="float">
            <text:p>0.702</text:p>
          </table:table-cell>
          <table:table-cell table:formula="of:=[.F18]/4" office:value-type="float" office:value="1" calcext:value-type="float">
            <text:p>1</text:p>
          </table:table-cell>
          <table:table-cell table:formula="of:=[.G18]/4" office:value-type="float" office:value="0.8805" calcext:value-type="float">
            <text:p>0.8805</text:p>
          </table:table-cell>
          <table:table-cell table:formula="of:=[.H18]/4" office:value-type="float" office:value="0.70425" calcext:value-type="float">
            <text:p>0.70425</text:p>
          </table:table-cell>
          <table:table-cell table:formula="of:=[.I18]/4"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19]-[.C19]" office:value-type="float" office:value="0.20825" calcext:value-type="float">
            <text:p>0.20825</text:p>
          </table:table-cell>
          <table:table-cell table:formula="of:=[.F19]-[.D19]" office:value-type="float" office:value="0" calcext:value-type="float">
            <text:p>0</text:p>
          </table:table-cell>
          <table:table-cell table:formula="of:=[.G19]-[.C19]" office:value-type="float" office:value="0.0887500000000001" calcext:value-type="float">
            <text:p>0.08875</text:p>
          </table:table-cell>
          <table:table-cell table:formula="of:=[.G19]-[.E19]" office:value-type="float" office:value="0.1785" calcext:value-type="float">
            <text:p>0.1785</text:p>
          </table:table-cell>
          <table:table-cell table:formula="of:=[.H19]-[.D19]" office:value-type="float" office:value="-0.29575" calcext:value-type="float">
            <text:p>-0.29575</text:p>
          </table:table-cell>
          <table:table-cell table:formula="of:=[.H19]-[.E19]" office:value-type="float" office:value="0.00225000000000009" calcext:value-type="float">
            <text:p>0.00225</text:p>
          </table:table-cell>
          <table:table-cell table:formula="of:=[.I19]-[.F19]" office:value-type="float" office:value="0" calcext:value-type="float">
            <text:p>0</text:p>
          </table:table-cell>
          <table:table-cell table:formula="of:=[.I19]-[.G19]" office:value-type="float" office:value="0.1195" calcext:value-type="float">
            <text:p>0.1195</text:p>
          </table:table-cell>
          <table:table-cell table:formula="of:=[.I19]-[.H19]" office:value-type="float" office:value="0.29575" calcext:value-type="float">
            <text:p>0.2957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10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b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0.507" calcext:value-type="float">
            <text:p>0.507</text:p>
          </table:table-cell>
          <table:table-cell office:value-type="float" office:value="1.044" calcext:value-type="float">
            <text:p>1.044</text:p>
          </table:table-cell>
          <table:table-cell office:value-type="float" office:value="1.374" calcext:value-type="float">
            <text:p>1.374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1.388" calcext:value-type="float">
            <text:p>1.388</text:p>
          </table:table-cell>
          <table:table-cell office:value-type="float" office:value="0.486" calcext:value-type="float">
            <text:p>0.4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3]/3" office:value-type="float" office:value="0.169" calcext:value-type="float">
            <text:p>0.169</text:p>
          </table:table-cell>
          <table:table-cell table:formula="of:=[.D23]/3" office:value-type="float" office:value="0.348" calcext:value-type="float">
            <text:p>0.348</text:p>
          </table:table-cell>
          <table:table-cell table:formula="of:=[.E23]/3" office:value-type="float" office:value="0.458" calcext:value-type="float">
            <text:p>0.458</text:p>
          </table:table-cell>
          <table:table-cell table:formula="of:=[.F23]/3" office:value-type="float" office:value="0" calcext:value-type="float">
            <text:p>0</text:p>
          </table:table-cell>
          <table:table-cell table:formula="of:=[.G23]/3" office:value-type="float" office:value="0.167" calcext:value-type="float">
            <text:p>0.167</text:p>
          </table:table-cell>
          <table:table-cell table:formula="of:=[.H23]/3" office:value-type="float" office:value="0.462666666666667" calcext:value-type="float">
            <text:p>0.462666666666667</text:p>
          </table:table-cell>
          <table:table-cell table:formula="of:=[.I23]/3" office:value-type="float" office:value="0.162" calcext:value-type="float">
            <text:p>0.162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4]-[.C24]" office:value-type="float" office:value="-0.169" calcext:value-type="float">
            <text:p>-0.169</text:p>
          </table:table-cell>
          <table:table-cell table:formula="of:=[.F24]-[.D24]" office:value-type="float" office:value="-0.348" calcext:value-type="float">
            <text:p>-0.348</text:p>
          </table:table-cell>
          <table:table-cell table:formula="of:=[.G24]-[.C24]" office:value-type="float" office:value="-0.002" calcext:value-type="float">
            <text:p>-0.002</text:p>
          </table:table-cell>
          <table:table-cell table:formula="of:=[.G24]-[.E24]" office:value-type="float" office:value="-0.291" calcext:value-type="float">
            <text:p>-0.291</text:p>
          </table:table-cell>
          <table:table-cell table:formula="of:=[.H24]-[.D24]" office:value-type="float" office:value="0.114666666666667" calcext:value-type="float">
            <text:p>0.114666666666667</text:p>
          </table:table-cell>
          <table:table-cell table:formula="of:=[.H24]-[.E24]" office:value-type="float" office:value="0.0046666666666666" calcext:value-type="float">
            <text:p>0.004666666666667</text:p>
          </table:table-cell>
          <table:table-cell table:formula="of:=[.I24]-[.F24]" office:value-type="float" office:value="0.162" calcext:value-type="float">
            <text:p>0.162</text:p>
          </table:table-cell>
          <table:table-cell table:formula="of:=[.I24]-[.G24]" office:value-type="float" office:value="-0.005" calcext:value-type="float">
            <text:p>-0.005</text:p>
          </table:table-cell>
          <table:table-cell table:formula="of:=[.I24]-[.H24]" office:value-type="float" office:value="-0.300666666666667" calcext:value-type="float">
            <text:p>-0.300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12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g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1.311" calcext:value-type="float">
            <text:p>1.311</text:p>
          </table:table-cell>
          <table:table-cell office:value-type="float" office:value="1.495" calcext:value-type="float">
            <text:p>1.495</text:p>
          </table:table-cell>
          <table:table-cell office:value-type="float" office:value="1.355" calcext:value-type="float">
            <text:p>1.355</text:p>
          </table:table-cell>
          <table:table-cell office:value-type="float" office:value="1.521" calcext:value-type="float">
            <text:p>1.521</text:p>
          </table:table-cell>
          <table:table-cell office:value-type="float" office:value="1.341" calcext:value-type="float">
            <text:p>1.341</text:p>
          </table:table-cell>
          <table:table-cell office:value-type="float" office:value="1.348" calcext:value-type="float">
            <text:p>1.348</text:p>
          </table:table-cell>
          <table:table-cell office:value-type="float" office:value="1.325" calcext:value-type="float">
            <text:p>1.3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28]/3" office:value-type="float" office:value="0.437" calcext:value-type="float">
            <text:p>0.437</text:p>
          </table:table-cell>
          <table:table-cell table:formula="of:=[.D28]/3" office:value-type="float" office:value="0.498333333333333" calcext:value-type="float">
            <text:p>0.498333333333333</text:p>
          </table:table-cell>
          <table:table-cell table:formula="of:=[.E28]/3" office:value-type="float" office:value="0.451666666666667" calcext:value-type="float">
            <text:p>0.451666666666667</text:p>
          </table:table-cell>
          <table:table-cell table:formula="of:=[.F28]/3" office:value-type="float" office:value="0.507" calcext:value-type="float">
            <text:p>0.507</text:p>
          </table:table-cell>
          <table:table-cell table:formula="of:=[.G28]/3" office:value-type="float" office:value="0.447" calcext:value-type="float">
            <text:p>0.447</text:p>
          </table:table-cell>
          <table:table-cell table:formula="of:=[.H28]/3" office:value-type="float" office:value="0.449333333333333" calcext:value-type="float">
            <text:p>0.449333333333333</text:p>
          </table:table-cell>
          <table:table-cell table:formula="of:=[.I28]/3" office:value-type="float" office:value="0.441666666666667" calcext:value-type="float">
            <text:p>0.441666666666667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F29]-[.C29]" office:value-type="float" office:value="0.07" calcext:value-type="float">
            <text:p>0.07</text:p>
          </table:table-cell>
          <table:table-cell table:formula="of:=[.F29]-[.D29]" office:value-type="float" office:value="0.00866666666666666" calcext:value-type="float">
            <text:p>0.008666666666667</text:p>
          </table:table-cell>
          <table:table-cell table:formula="of:=[.G29]-[.C29]" office:value-type="float" office:value="0.01" calcext:value-type="float">
            <text:p>0.01</text:p>
          </table:table-cell>
          <table:table-cell table:formula="of:=[.G29]-[.E29]" office:value-type="float" office:value="-0.00466666666666665" calcext:value-type="float">
            <text:p>-0.004666666666667</text:p>
          </table:table-cell>
          <table:table-cell table:formula="of:=[.H29]-[.D29]" office:value-type="float" office:value="-0.049" calcext:value-type="float">
            <text:p>-0.049</text:p>
          </table:table-cell>
          <table:table-cell table:formula="of:=[.H29]-[.E29]" office:value-type="float" office:value="-0.0023333333333333" calcext:value-type="float">
            <text:p>-0.002333333333333</text:p>
          </table:table-cell>
          <table:table-cell table:formula="of:=[.I29]-[.F29]" office:value-type="float" office:value="-0.0653333333333334" calcext:value-type="float">
            <text:p>-0.065333333333333</text:p>
          </table:table-cell>
          <table:table-cell table:formula="of:=[.I29]-[.G29]" office:value-type="float" office:value="-0.00533333333333336" calcext:value-type="float">
            <text:p>-0.005333333333333</text:p>
          </table:table-cell>
          <table:table-cell table:formula="of:=[.I29]-[.H29]" office:value-type="float" office:value="-0.00766666666666671" calcext:value-type="float">
            <text:p>-0.007666666666667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12_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sgb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61" calcext:value-type="float">
            <text:p>3.61</text:p>
          </table:table-cell>
          <table:table-cell office:value-type="float" office:value="3.112" calcext:value-type="float">
            <text:p>3.112</text:p>
          </table:table-cell>
          <table:table-cell office:value-type="float" office:value="3.493" calcext:value-type="float">
            <text:p>3.493</text:p>
          </table:table-cell>
          <table:table-cell office:value-type="float" office:value="2.994" calcext:value-type="float">
            <text:p>2.994</text:p>
          </table:table-cell>
          <table:table-cell office:value-type="float" office:value="3.508" calcext:value-type="float">
            <text:p>3.508</text:p>
          </table:table-cell>
          <table:table-cell office:value-type="float" office:value="3.528" calcext:value-type="float">
            <text:p>3.52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3]/5" office:value-type="float" office:value="0.722" calcext:value-type="float">
            <text:p>0.722</text:p>
          </table:table-cell>
          <table:table-cell table:formula="of:=[.D33]/5" office:value-type="float" office:value="0.6224" calcext:value-type="float">
            <text:p>0.6224</text:p>
          </table:table-cell>
          <table:table-cell table:formula="of:=[.E33]/5" office:value-type="float" office:value="0.6986" calcext:value-type="float">
            <text:p>0.6986</text:p>
          </table:table-cell>
          <table:table-cell table:formula="of:=[.F33]/5" office:value-type="float" office:value="0.5988" calcext:value-type="float">
            <text:p>0.5988</text:p>
          </table:table-cell>
          <table:table-cell table:formula="of:=[.G33]/5" office:value-type="float" office:value="0.7016" calcext:value-type="float">
            <text:p>0.7016</text:p>
          </table:table-cell>
          <table:table-cell table:formula="of:=[.H33]/5" office:value-type="float" office:value="0.7056" calcext:value-type="float">
            <text:p>0.7056</text:p>
          </table:table-cell>
          <table:table-cell table:formula="of:=[.I33]/5" office:value-type="float" office:value="0.6" calcext:value-type="float">
            <text:p>0.6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34]-[.C34]" office:value-type="float" office:value="-0.1232" calcext:value-type="float">
            <text:p>-0.1232</text:p>
          </table:table-cell>
          <table:table-cell table:formula="of:=[.F34]-[.D34]" office:value-type="float" office:value="-0.0236000000000001" calcext:value-type="float">
            <text:p>-0.0236</text:p>
          </table:table-cell>
          <table:table-cell table:formula="of:=[.G34]-[.C34]" office:value-type="float" office:value="-0.0204" calcext:value-type="float">
            <text:p>-0.0204</text:p>
          </table:table-cell>
          <table:table-cell table:formula="of:=[.G34]-[.E34]" office:value-type="float" office:value="0.003" calcext:value-type="float">
            <text:p>0.003</text:p>
          </table:table-cell>
          <table:table-cell table:formula="of:=[.H34]-[.D34]" office:value-type="float" office:value="0.0831999999999999" calcext:value-type="float">
            <text:p>0.0832</text:p>
          </table:table-cell>
          <table:table-cell table:formula="of:=[.H34]-[.E34]" office:value-type="float" office:value="0.00700000000000001" calcext:value-type="float">
            <text:p>0.007</text:p>
          </table:table-cell>
          <table:table-cell table:formula="of:=[.I34]-[.F34]" office:value-type="float" office:value="0.00119999999999998" calcext:value-type="float">
            <text:p>0.0012</text:p>
          </table:table-cell>
          <table:table-cell table:formula="of:=[.I34]-[.G34]" office:value-type="float" office:value="-0.1016" calcext:value-type="float">
            <text:p>-0.1016</text:p>
          </table:table-cell>
          <table:table-cell table:formula="of:=[.I34]-[.H34]" office:value-type="float" office:value="-0.1056" calcext:value-type="float">
            <text:p>-0.105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1_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nsgm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33" calcext:value-type="float">
            <text:p>4.333</text:p>
          </table:table-cell>
          <table:table-cell office:value-type="float" office:value="4.423" calcext:value-type="float">
            <text:p>4.423</text:p>
          </table:table-cell>
          <table:table-cell office:value-type="float" office:value="4.327" calcext:value-type="float">
            <text:p>4.327</text:p>
          </table:table-cell>
          <table:table-cell office:value-type="float" office:value="4.42" calcext:value-type="float">
            <text:p>4.42</text:p>
          </table:table-cell>
          <table:table-cell office:value-type="float" office:value="4.319" calcext:value-type="float">
            <text:p>4.319</text:p>
          </table:table-cell>
          <table:table-cell office:value-type="float" office:value="4.336" calcext:value-type="float">
            <text:p>4.336</text:p>
          </table:table-cell>
          <table:table-cell office:value-type="float" office:value="4.495" calcext:value-type="float">
            <text:p>4.49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8]/6" office:value-type="float" office:value="0.722166666666667" calcext:value-type="float">
            <text:p>0.722166666666667</text:p>
          </table:table-cell>
          <table:table-cell table:formula="of:=[.D38]/6" office:value-type="float" office:value="0.737166666666667" calcext:value-type="float">
            <text:p>0.737166666666667</text:p>
          </table:table-cell>
          <table:table-cell table:formula="of:=[.E38]/6" office:value-type="float" office:value="0.721166666666667" calcext:value-type="float">
            <text:p>0.721166666666667</text:p>
          </table:table-cell>
          <table:table-cell table:formula="of:=[.F38]/6" office:value-type="float" office:value="0.736666666666667" calcext:value-type="float">
            <text:p>0.736666666666667</text:p>
          </table:table-cell>
          <table:table-cell table:formula="of:=[.G38]/6" office:value-type="float" office:value="0.719833333333333" calcext:value-type="float">
            <text:p>0.719833333333333</text:p>
          </table:table-cell>
          <table:table-cell table:formula="of:=[.H38]/6" office:value-type="float" office:value="0.722666666666667" calcext:value-type="float">
            <text:p>0.722666666666667</text:p>
          </table:table-cell>
          <table:table-cell table:formula="of:=[.I38]/6" office:value-type="float" office:value="0.749166666666667" calcext:value-type="float">
            <text:p>0.749166666666667</text:p>
          </table:table-cell>
          <table:table-cell office:value-type="float" office:value="0.723" calcext:value-type="float">
            <text:p>0.723</text:p>
          </table:table-cell>
          <table:table-cell/>
          <table:table-cell table:formula="of:=[.F39]-[.C39]" office:value-type="float" office:value="0.0145" calcext:value-type="float">
            <text:p>0.0145</text:p>
          </table:table-cell>
          <table:table-cell table:formula="of:=[.F39]-[.D39]" office:value-type="float" office:value="-0.000499999999999945" calcext:value-type="float">
            <text:p>-0.0005</text:p>
          </table:table-cell>
          <table:table-cell table:formula="of:=[.G39]-[.C39]" office:value-type="float" office:value="-0.00233333333333341" calcext:value-type="float">
            <text:p>-0.002333333333333</text:p>
          </table:table-cell>
          <table:table-cell table:formula="of:=[.G39]-[.E39]" office:value-type="float" office:value="-0.0013333333333333" calcext:value-type="float">
            <text:p>-0.001333333333333</text:p>
          </table:table-cell>
          <table:table-cell table:formula="of:=[.H39]-[.D39]" office:value-type="float" office:value="-0.0145" calcext:value-type="float">
            <text:p>-0.0145</text:p>
          </table:table-cell>
          <table:table-cell table:formula="of:=[.H39]-[.E39]" office:value-type="float" office:value="0.00150000000000006" calcext:value-type="float">
            <text:p>0.0015</text:p>
          </table:table-cell>
          <table:table-cell table:formula="of:=[.I39]-[.F39]" office:value-type="float" office:value="0.0125" calcext:value-type="float">
            <text:p>0.0125</text:p>
          </table:table-cell>
          <table:table-cell table:formula="of:=[.I39]-[.G39]" office:value-type="float" office:value="0.0293333333333333" calcext:value-type="float">
            <text:p>0.029333333333333</text:p>
          </table:table-cell>
          <table:table-cell table:formula="of:=[.I39]-[.H39]" office:value-type="float" office:value="0.0265" calcext:value-type="float">
            <text:p>0.026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1_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ny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2.473" calcext:value-type="float">
            <text:p>2.473</text:p>
          </table:table-cell>
          <table:table-cell office:value-type="float" office:value="1.515" calcext:value-type="float">
            <text:p>1.515</text:p>
          </table:table-cell>
          <table:table-cell office:value-type="float" office:value="2.298" calcext:value-type="float">
            <text:p>2.298</text:p>
          </table:table-cell>
          <table:table-cell office:value-type="float" office:value="1.504" calcext:value-type="float">
            <text:p>1.504</text:p>
          </table:table-cell>
          <table:table-cell office:value-type="float" office:value="2.315" calcext:value-type="float">
            <text:p>2.315</text:p>
          </table:table-cell>
          <table:table-cell office:value-type="float" office:value="2.335" calcext:value-type="float">
            <text:p>2.335</text:p>
          </table:table-cell>
          <table:table-cell office:value-type="float" office:value="2.319" calcext:value-type="float">
            <text:p>2.3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3]/4" office:value-type="float" office:value="0.61825" calcext:value-type="float">
            <text:p>0.61825</text:p>
          </table:table-cell>
          <table:table-cell table:formula="of:=[.D43]/4" office:value-type="float" office:value="0.37875" calcext:value-type="float">
            <text:p>0.37875</text:p>
          </table:table-cell>
          <table:table-cell table:formula="of:=[.E43]/4" office:value-type="float" office:value="0.5745" calcext:value-type="float">
            <text:p>0.5745</text:p>
          </table:table-cell>
          <table:table-cell table:formula="of:=[.F43]/4" office:value-type="float" office:value="0.376" calcext:value-type="float">
            <text:p>0.376</text:p>
          </table:table-cell>
          <table:table-cell table:formula="of:=[.G43]/4" office:value-type="float" office:value="0.57875" calcext:value-type="float">
            <text:p>0.57875</text:p>
          </table:table-cell>
          <table:table-cell table:formula="of:=[.H43]/4" office:value-type="float" office:value="0.58375" calcext:value-type="float">
            <text:p>0.58375</text:p>
          </table:table-cell>
          <table:table-cell table:formula="of:=[.I43]/4" office:value-type="float" office:value="0.57975" calcext:value-type="float">
            <text:p>0.57975</text:p>
          </table:table-cell>
          <table:table-cell office:value-type="float" office:value="0.605" calcext:value-type="float">
            <text:p>0.605</text:p>
          </table:table-cell>
          <table:table-cell/>
          <table:table-cell table:formula="of:=[.F44]-[.C44]" office:value-type="float" office:value="-0.24225" calcext:value-type="float">
            <text:p>-0.24225</text:p>
          </table:table-cell>
          <table:table-cell table:formula="of:=[.F44]-[.D44]" office:value-type="float" office:value="-0.00275000000000003" calcext:value-type="float">
            <text:p>-0.00275</text:p>
          </table:table-cell>
          <table:table-cell table:formula="of:=[.G44]-[.C44]" office:value-type="float" office:value="-0.0395" calcext:value-type="float">
            <text:p>-0.0395</text:p>
          </table:table-cell>
          <table:table-cell table:formula="of:=[.G44]-[.E44]" office:value-type="float" office:value="0.00424999999999998" calcext:value-type="float">
            <text:p>0.00425</text:p>
          </table:table-cell>
          <table:table-cell table:formula="of:=[.H44]-[.D44]" office:value-type="float" office:value="0.205" calcext:value-type="float">
            <text:p>0.205</text:p>
          </table:table-cell>
          <table:table-cell table:formula="of:=[.H44]-[.E44]" office:value-type="float" office:value="0.00924999999999998" calcext:value-type="float">
            <text:p>0.00925</text:p>
          </table:table-cell>
          <table:table-cell table:formula="of:=[.I44]-[.F44]" office:value-type="float" office:value="0.20375" calcext:value-type="float">
            <text:p>0.20375</text:p>
          </table:table-cell>
          <table:table-cell table:formula="of:=[.I44]-[.G44]" office:value-type="float" office:value="0.001" calcext:value-type="float">
            <text:p>0.001</text:p>
          </table:table-cell>
          <table:table-cell table:formula="of:=[.I44]-[.H44]" office:value-type="float" office:value="-0.004" calcext:value-type="float">
            <text:p>-0.004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1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fpymb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5.282" calcext:value-type="float">
            <text:p>5.282</text:p>
          </table:table-cell>
          <table:table-cell office:value-type="float" office:value="5.145" calcext:value-type="float">
            <text:p>5.145</text:p>
          </table:table-cell>
          <table:table-cell office:value-type="float" office:value="5.59" calcext:value-type="float">
            <text:p>5.59</text:p>
          </table:table-cell>
          <table:table-cell office:value-type="float" office:value="5.201" calcext:value-type="float">
            <text:p>5.201</text:p>
          </table:table-cell>
          <table:table-cell office:value-type="float" office:value="5.587" calcext:value-type="float">
            <text:p>5.587</text:p>
          </table:table-cell>
          <table:table-cell office:value-type="float" office:value="5.598" calcext:value-type="float">
            <text:p>5.598</text:p>
          </table:table-cell>
          <table:table-cell office:value-type="float" office:value="5.115" calcext:value-type="float">
            <text:p>5.1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8]/7" office:value-type="float" office:value="0.754571428571429" calcext:value-type="float">
            <text:p>0.754571428571429</text:p>
          </table:table-cell>
          <table:table-cell table:formula="of:=[.D48]/7" office:value-type="float" office:value="0.735" calcext:value-type="float">
            <text:p>0.735</text:p>
          </table:table-cell>
          <table:table-cell table:formula="of:=[.E48]/7" office:value-type="float" office:value="0.798571428571429" calcext:value-type="float">
            <text:p>0.798571428571429</text:p>
          </table:table-cell>
          <table:table-cell table:formula="of:=[.F48]/7" office:value-type="float" office:value="0.743" calcext:value-type="float">
            <text:p>0.743</text:p>
          </table:table-cell>
          <table:table-cell table:formula="of:=[.G48]/7" office:value-type="float" office:value="0.798142857142857" calcext:value-type="float">
            <text:p>0.798142857142857</text:p>
          </table:table-cell>
          <table:table-cell table:formula="of:=[.H48]/7" office:value-type="float" office:value="0.799714285714286" calcext:value-type="float">
            <text:p>0.799714285714286</text:p>
          </table:table-cell>
          <table:table-cell table:formula="of:=[.I48]/7" office:value-type="float" office:value="0.730714285714286" calcext:value-type="float">
            <text:p>0.730714285714286</text:p>
          </table:table-cell>
          <table:table-cell office:value-type="float" office:value="0.756" calcext:value-type="float">
            <text:p>0.756</text:p>
          </table:table-cell>
          <table:table-cell/>
          <table:table-cell table:formula="of:=[.F49]-[.C49]" office:value-type="float" office:value="-0.0115714285714286" calcext:value-type="float">
            <text:p>-0.011571428571429</text:p>
          </table:table-cell>
          <table:table-cell table:formula="of:=[.F49]-[.D49]" office:value-type="float" office:value="0.00800000000000001" calcext:value-type="float">
            <text:p>0.008</text:p>
          </table:table-cell>
          <table:table-cell table:formula="of:=[.G49]-[.C49]" office:value-type="float" office:value="0.0435714285714286" calcext:value-type="float">
            <text:p>0.043571428571429</text:p>
          </table:table-cell>
          <table:table-cell table:formula="of:=[.G49]-[.E49]" office:value-type="float" office:value="-0.000428571428571445" calcext:value-type="float">
            <text:p>-0.000428571428571</text:p>
          </table:table-cell>
          <table:table-cell table:formula="of:=[.H49]-[.D49]" office:value-type="float" office:value="0.0647142857142857" calcext:value-type="float">
            <text:p>0.064714285714286</text:p>
          </table:table-cell>
          <table:table-cell table:formula="of:=[.H49]-[.E49]" office:value-type="float" office:value="0.00114285714285711" calcext:value-type="float">
            <text:p>0.001142857142857</text:p>
          </table:table-cell>
          <table:table-cell table:formula="of:=[.I49]-[.F49]" office:value-type="float" office:value="-0.0122857142857142" calcext:value-type="float">
            <text:p>-0.012285714285714</text:p>
          </table:table-cell>
          <table:table-cell table:formula="of:=[.I49]-[.G49]" office:value-type="float" office:value="-0.0674285714285714" calcext:value-type="float">
            <text:p>-0.067428571428571</text:p>
          </table:table-cell>
          <table:table-cell table:formula="of:=[.I49]-[.H49]" office:value-type="float" office:value="-0.069" calcext:value-type="float">
            <text:p>-0.069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2_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cbat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4.328" calcext:value-type="float">
            <text:p>4.328</text:p>
          </table:table-cell>
          <table:table-cell office:value-type="float" office:value="4.321" calcext:value-type="float">
            <text:p>4.321</text:p>
          </table:table-cell>
          <table:table-cell office:value-type="float" office:value="4.367" calcext:value-type="float">
            <text:p>4.367</text:p>
          </table:table-cell>
          <table:table-cell office:value-type="float" office:value="4.377" calcext:value-type="float">
            <text:p>4.377</text:p>
          </table:table-cell>
          <table:table-cell office:value-type="float" office:value="4.342" calcext:value-type="float">
            <text:p>4.342</text:p>
          </table:table-cell>
          <table:table-cell office:value-type="float" office:value="4.326" calcext:value-type="float">
            <text:p>4.326</text:p>
          </table:table-cell>
          <table:table-cell office:value-type="float" office:value="4.362" calcext:value-type="float">
            <text:p>4.36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53]/6" office:value-type="float" office:value="0.721333333333333" calcext:value-type="float">
            <text:p>0.721333333333333</text:p>
          </table:table-cell>
          <table:table-cell table:style-name="ce11" table:formula="of:=[.D53]/6" office:value-type="float" office:value="0.720166666666667" calcext:value-type="float">
            <text:p>0.720166666666667</text:p>
          </table:table-cell>
          <table:table-cell table:style-name="ce11" table:formula="of:=[.E53]/6" office:value-type="float" office:value="0.727833333333333" calcext:value-type="float">
            <text:p>0.727833333333333</text:p>
          </table:table-cell>
          <table:table-cell table:style-name="ce11" table:formula="of:=[.F53]/6" office:value-type="float" office:value="0.7295" calcext:value-type="float">
            <text:p>0.7295</text:p>
          </table:table-cell>
          <table:table-cell table:style-name="ce11" table:formula="of:=[.G53]/6" office:value-type="float" office:value="0.723666666666667" calcext:value-type="float">
            <text:p>0.723666666666667</text:p>
          </table:table-cell>
          <table:table-cell table:style-name="ce11" table:formula="of:=[.H53]/6" office:value-type="float" office:value="0.721" calcext:value-type="float">
            <text:p>0.721</text:p>
          </table:table-cell>
          <table:table-cell table:style-name="ce11" table:formula="of:=[.I53]/6" office:value-type="float" office:value="0.727" calcext:value-type="float">
            <text:p>0.727</text:p>
          </table:table-cell>
          <table:table-cell table:style-name="ce11" office:value-type="float" office:value="0.723" calcext:value-type="float">
            <text:p>0.723</text:p>
          </table:table-cell>
          <table:table-cell/>
          <table:table-cell table:formula="of:=[.F54]-[.C54]" office:value-type="float" office:value="0.00816666666666654" calcext:value-type="float">
            <text:p>0.008166666666667</text:p>
          </table:table-cell>
          <table:table-cell table:formula="of:=[.F54]-[.D54]" office:value-type="float" office:value="0.0093333333333333" calcext:value-type="float">
            <text:p>0.009333333333333</text:p>
          </table:table-cell>
          <table:table-cell table:formula="of:=[.G54]-[.C54]" office:value-type="float" office:value="0.00233333333333319" calcext:value-type="float">
            <text:p>0.002333333333333</text:p>
          </table:table-cell>
          <table:table-cell table:formula="of:=[.G54]-[.E54]" office:value-type="float" office:value="-0.00416666666666676" calcext:value-type="float">
            <text:p>-0.004166666666667</text:p>
          </table:table-cell>
          <table:table-cell table:formula="of:=[.H54]-[.D54]" office:value-type="float" office:value="0.000833333333333353" calcext:value-type="float">
            <text:p>0.000833333333333</text:p>
          </table:table-cell>
          <table:table-cell table:formula="of:=[.H54]-[.E54]" office:value-type="float" office:value="-0.00683333333333336" calcext:value-type="float">
            <text:p>-0.006833333333333</text:p>
          </table:table-cell>
          <table:table-cell table:formula="of:=[.I54]-[.F54]" office:value-type="float" office:value="-0.00249999999999995" calcext:value-type="float">
            <text:p>-0.0025</text:p>
          </table:table-cell>
          <table:table-cell table:formula="of:=[.I54]-[.G54]" office:value-type="float" office:value="0.00333333333333341" calcext:value-type="float">
            <text:p>0.003333333333333</text:p>
          </table:table-cell>
          <table:table-cell table:formula="of:=[.I54]-[.H54]" office:value-type="float" office:value="0.00600000000000001" calcext:value-type="float">
            <text:p>0.006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2_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sbaoweg</text:p>
          </table:table-cell>
          <table:table-cell/>
          <table:table-cell table:style-name="ce9"/>
          <table:table-cell table:number-columns-repeated="17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7.898" calcext:value-type="float">
            <text:p>7.898</text:p>
          </table:table-cell>
          <table:table-cell office:value-type="float" office:value="7.206" calcext:value-type="float">
            <text:p>7.206</text:p>
          </table:table-cell>
          <table:table-cell office:value-type="float" office:value="6.017" calcext:value-type="float">
            <text:p>6.017</text:p>
          </table:table-cell>
          <table:table-cell office:value-type="float" office:value="7.955" calcext:value-type="float">
            <text:p>7.955</text:p>
          </table:table-cell>
          <table:table-cell office:value-type="float" office:value="6.899" calcext:value-type="float">
            <text:p>6.899</text:p>
          </table:table-cell>
          <table:table-cell office:value-type="float" office:value="6.9" calcext:value-type="float">
            <text:p>6.9</text:p>
          </table:table-cell>
          <table:table-cell office:value-type="float" office:value="6.908" calcext:value-type="float">
            <text:p>6.9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58]/9" office:value-type="float" office:value="0.877555555555555" calcext:value-type="float">
            <text:p>0.877555555555555</text:p>
          </table:table-cell>
          <table:table-cell table:formula="of:=[.D58]/9" office:value-type="float" office:value="0.800666666666667" calcext:value-type="float">
            <text:p>0.800666666666667</text:p>
          </table:table-cell>
          <table:table-cell table:formula="of:=[.E58]/9" office:value-type="float" office:value="0.668555555555556" calcext:value-type="float">
            <text:p>0.668555555555556</text:p>
          </table:table-cell>
          <table:table-cell table:formula="of:=[.F58]/9" office:value-type="float" office:value="0.883888888888889" calcext:value-type="float">
            <text:p>0.883888888888889</text:p>
          </table:table-cell>
          <table:table-cell table:formula="of:=[.G58]/9" office:value-type="float" office:value="0.766555555555556" calcext:value-type="float">
            <text:p>0.766555555555556</text:p>
          </table:table-cell>
          <table:table-cell table:formula="of:=[.H58]/9" office:value-type="float" office:value="0.766666666666667" calcext:value-type="float">
            <text:p>0.766666666666667</text:p>
          </table:table-cell>
          <table:table-cell table:formula="of:=[.I58]/9" office:value-type="float" office:value="0.767555555555556" calcext:value-type="float">
            <text:p>0.767555555555556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F59]-[.C59]" office:value-type="float" office:value="0.00633333333333341" calcext:value-type="float">
            <text:p>0.006333333333333</text:p>
          </table:table-cell>
          <table:table-cell table:formula="of:=[.F59]-[.D59]" office:value-type="float" office:value="0.0832222222222222" calcext:value-type="float">
            <text:p>0.083222222222222</text:p>
          </table:table-cell>
          <table:table-cell table:formula="of:=[.G59]-[.C59]" office:value-type="float" office:value="-0.111" calcext:value-type="float">
            <text:p>-0.111</text:p>
          </table:table-cell>
          <table:table-cell table:formula="of:=[.G59]-[.E59]" office:value-type="float" office:value="0.098" calcext:value-type="float">
            <text:p>0.098</text:p>
          </table:table-cell>
          <table:table-cell table:formula="of:=[.H59]-[.D59]" office:value-type="float" office:value="-0.034" calcext:value-type="float">
            <text:p>-0.034</text:p>
          </table:table-cell>
          <table:table-cell table:formula="of:=[.H59]-[.E59]" office:value-type="float" office:value="0.0981111111111112" calcext:value-type="float">
            <text:p>0.098111111111111</text:p>
          </table:table-cell>
          <table:table-cell table:formula="of:=[.I59]-[.F59]" office:value-type="float" office:value="-0.116333333333333" calcext:value-type="float">
            <text:p>-0.116333333333333</text:p>
          </table:table-cell>
          <table:table-cell table:formula="of:=[.I59]-[.G59]" office:value-type="float" office:value="0.001" calcext:value-type="float">
            <text:p>0.001</text:p>
          </table:table-cell>
          <table:table-cell table:formula="of:=[.I59]-[.H59]" office:value-type="float" office:value="0.000888888888888828" calcext:value-type="float">
            <text:p>0.000888888888889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4_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wgps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277" calcext:value-type="float">
            <text:p>3.277</text:p>
          </table:table-cell>
          <table:table-cell office:value-type="float" office:value="4.251" calcext:value-type="float">
            <text:p>4.251</text:p>
          </table:table-cell>
          <table:table-cell office:value-type="float" office:value="4.091" calcext:value-type="float">
            <text:p>4.091</text:p>
          </table:table-cell>
          <table:table-cell office:value-type="float" office:value="4.243" calcext:value-type="float">
            <text:p>4.243</text:p>
          </table:table-cell>
          <table:table-cell office:value-type="float" office:value="4.103" calcext:value-type="float">
            <text:p>4.103</text:p>
          </table:table-cell>
          <table:table-cell office:value-type="float" office:value="4.186" calcext:value-type="float">
            <text:p>4.18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3]/5" office:value-type="float" office:value="0.6554" calcext:value-type="float">
            <text:p>0.6554</text:p>
          </table:table-cell>
          <table:table-cell table:formula="of:=[.D63]/5" office:value-type="float" office:value="0.8502" calcext:value-type="float">
            <text:p>0.8502</text:p>
          </table:table-cell>
          <table:table-cell table:formula="of:=[.E63]/5" office:value-type="float" office:value="0.8182" calcext:value-type="float">
            <text:p>0.8182</text:p>
          </table:table-cell>
          <table:table-cell table:formula="of:=[.F63]/5" office:value-type="float" office:value="0.8486" calcext:value-type="float">
            <text:p>0.8486</text:p>
          </table:table-cell>
          <table:table-cell table:formula="of:=[.G63]/5" office:value-type="float" office:value="0.8206" calcext:value-type="float">
            <text:p>0.8206</text:p>
          </table:table-cell>
          <table:table-cell table:formula="of:=[.H63]/5" office:value-type="float" office:value="0.8372" calcext:value-type="float">
            <text:p>0.8372</text:p>
          </table:table-cell>
          <table:table-cell table:formula="of:=[.I63]/5" office:value-type="float" office:value="0.8" calcext:value-type="float">
            <text:p>0.8</text:p>
          </table:table-cell>
          <table:table-cell office:value-type="float" office:value="0.666" calcext:value-type="float">
            <text:p>0.666</text:p>
          </table:table-cell>
          <table:table-cell/>
          <table:table-cell table:formula="of:=[.F64]-[.C64]" office:value-type="float" office:value="0.1932" calcext:value-type="float">
            <text:p>0.1932</text:p>
          </table:table-cell>
          <table:table-cell table:formula="of:=[.F64]-[.D64]" office:value-type="float" office:value="-0.00160000000000005" calcext:value-type="float">
            <text:p>-0.0016</text:p>
          </table:table-cell>
          <table:table-cell table:formula="of:=[.G64]-[.C64]" office:value-type="float" office:value="0.1652" calcext:value-type="float">
            <text:p>0.1652</text:p>
          </table:table-cell>
          <table:table-cell table:formula="of:=[.G64]-[.E64]" office:value-type="float" office:value="0.00239999999999996" calcext:value-type="float">
            <text:p>0.0024</text:p>
          </table:table-cell>
          <table:table-cell table:formula="of:=[.H64]-[.D64]" office:value-type="float" office:value="-0.0130000000000001" calcext:value-type="float">
            <text:p>-0.013</text:p>
          </table:table-cell>
          <table:table-cell table:formula="of:=[.H64]-[.E64]" office:value-type="float" office:value="0.0189999999999999" calcext:value-type="float">
            <text:p>0.019</text:p>
          </table:table-cell>
          <table:table-cell table:formula="of:=[.I64]-[.F64]" office:value-type="float" office:value="-0.0486" calcext:value-type="float">
            <text:p>-0.0486</text:p>
          </table:table-cell>
          <table:table-cell table:formula="of:=[.I64]-[.G64]" office:value-type="float" office:value="-0.0206" calcext:value-type="float">
            <text:p>-0.0206</text:p>
          </table:table-cell>
          <table:table-cell table:formula="of:=[.I64]-[.H64]" office:value-type="float" office:value="-0.0371999999999999" calcext:value-type="float">
            <text:p>-0.0372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4_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table:number-columns-repeated="2" office:value-type="float" office:value="0.511" calcext:value-type="float">
            <text:p>0.511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4" calcext:value-type="float">
            <text:p>0.514</text:p>
          </table:table-cell>
          <table:table-cell office:value-type="float" office:value="0.472" calcext:value-type="float">
            <text:p>0.47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93" calcext:value-type="float">
            <text:p>0.4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68]/2" office:value-type="float" office:value="0.2555" calcext:value-type="float">
            <text:p>0.2555</text:p>
          </table:table-cell>
          <table:table-cell table:formula="of:=[.D68]/2" office:value-type="float" office:value="0.2555" calcext:value-type="float">
            <text:p>0.2555</text:p>
          </table:table-cell>
          <table:table-cell table:formula="of:=[.E68]/2" office:value-type="float" office:value="0.2505" calcext:value-type="float">
            <text:p>0.2505</text:p>
          </table:table-cell>
          <table:table-cell table:formula="of:=[.F68]/2" office:value-type="float" office:value="0.257" calcext:value-type="float">
            <text:p>0.257</text:p>
          </table:table-cell>
          <table:table-cell table:formula="of:=[.G68]/2" office:value-type="float" office:value="0.236" calcext:value-type="float">
            <text:p>0.236</text:p>
          </table:table-cell>
          <table:table-cell table:formula="of:=[.H68]/2" office:value-type="float" office:value="0.256" calcext:value-type="float">
            <text:p>0.256</text:p>
          </table:table-cell>
          <table:table-cell table:formula="of:=[.I68]/2" office:value-type="float" office:value="0.2465" calcext:value-type="float">
            <text:p>0.246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F69]-[.C69]" office:value-type="float" office:value="0.0015" calcext:value-type="float">
            <text:p>0.0015</text:p>
          </table:table-cell>
          <table:table-cell table:formula="of:=[.F69]-[.D69]" office:value-type="float" office:value="0.0015" calcext:value-type="float">
            <text:p>0.0015</text:p>
          </table:table-cell>
          <table:table-cell table:formula="of:=[.G69]-[.C69]" office:value-type="float" office:value="-0.0195" calcext:value-type="float">
            <text:p>-0.0195</text:p>
          </table:table-cell>
          <table:table-cell table:formula="of:=[.G69]-[.E69]" office:value-type="float" office:value="-0.0145" calcext:value-type="float">
            <text:p>-0.0145</text:p>
          </table:table-cell>
          <table:table-cell table:formula="of:=[.H69]-[.D69]" office:value-type="float" office:value="0.0005" calcext:value-type="float">
            <text:p>0.0005</text:p>
          </table:table-cell>
          <table:table-cell table:formula="of:=[.H69]-[.E69]" office:value-type="float" office:value="0.0055" calcext:value-type="float">
            <text:p>0.0055</text:p>
          </table:table-cell>
          <table:table-cell table:formula="of:=[.I69]-[.F69]" office:value-type="float" office:value="-0.0105" calcext:value-type="float">
            <text:p>-0.0105</text:p>
          </table:table-cell>
          <table:table-cell table:formula="of:=[.I69]-[.G69]" office:value-type="float" office:value="0.0105" calcext:value-type="float">
            <text:p>0.0105</text:p>
          </table:table-cell>
          <table:table-cell table:formula="of:=[.I69]-[.H69]" office:value-type="float" office:value="-0.00950000000000001" calcext:value-type="float">
            <text:p>-0.0095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4_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swap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351" calcext:value-type="float">
            <text:p>3.351</text:p>
          </table:table-cell>
          <table:table-cell office:value-type="float" office:value="2.513" calcext:value-type="float">
            <text:p>2.513</text:p>
          </table:table-cell>
          <table:table-cell office:value-type="float" office:value="4.487" calcext:value-type="float">
            <text:p>4.487</text:p>
          </table:table-cell>
          <table:table-cell office:value-type="float" office:value="2.524" calcext:value-type="float">
            <text:p>2.524</text:p>
          </table:table-cell>
          <table:table-cell office:value-type="float" office:value="4.522" calcext:value-type="float">
            <text:p>4.522</text:p>
          </table:table-cell>
          <table:table-cell office:value-type="float" office:value="4.513" calcext:value-type="float">
            <text:p>4.513</text:p>
          </table:table-cell>
          <table:table-cell office:value-type="float" office:value="2.502" calcext:value-type="float">
            <text:p>2.502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3]/5" office:value-type="float" office:value="0.6702" calcext:value-type="float">
            <text:p>0.6702</text:p>
          </table:table-cell>
          <table:table-cell table:style-name="ce11" table:formula="of:=[.D73]/5" office:value-type="float" office:value="0.5026" calcext:value-type="float">
            <text:p>0.5026</text:p>
          </table:table-cell>
          <table:table-cell table:style-name="ce11" table:formula="of:=[.E73]/5" office:value-type="float" office:value="0.8974" calcext:value-type="float">
            <text:p>0.8974</text:p>
          </table:table-cell>
          <table:table-cell table:style-name="ce11" table:formula="of:=[.F73]/5" office:value-type="float" office:value="0.5048" calcext:value-type="float">
            <text:p>0.5048</text:p>
          </table:table-cell>
          <table:table-cell table:style-name="ce11" table:formula="of:=[.G73]/5" office:value-type="float" office:value="0.9044" calcext:value-type="float">
            <text:p>0.9044</text:p>
          </table:table-cell>
          <table:table-cell table:style-name="ce11" table:formula="of:=[.H73]/5" office:value-type="float" office:value="0.9026" calcext:value-type="float">
            <text:p>0.9026</text:p>
          </table:table-cell>
          <table:table-cell table:style-name="ce11" table:formula="of:=[.I73]/5" office:value-type="float" office:value="0.5004" calcext:value-type="float">
            <text:p>0.5004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4]-[.C74]" office:value-type="float" office:value="-0.1654" calcext:value-type="float">
            <text:p>-0.1654</text:p>
          </table:table-cell>
          <table:table-cell table:formula="of:=[.F74]-[.D74]" office:value-type="float" office:value="0.00220000000000009" calcext:value-type="float">
            <text:p>0.0022</text:p>
          </table:table-cell>
          <table:table-cell table:formula="of:=[.G74]-[.C74]" office:value-type="float" office:value="0.2342" calcext:value-type="float">
            <text:p>0.2342</text:p>
          </table:table-cell>
          <table:table-cell table:formula="of:=[.G74]-[.E74]" office:value-type="float" office:value="0.00700000000000012" calcext:value-type="float">
            <text:p>0.007</text:p>
          </table:table-cell>
          <table:table-cell table:formula="of:=[.H74]-[.D74]" office:value-type="float" office:value="0.4" calcext:value-type="float">
            <text:p>0.4</text:p>
          </table:table-cell>
          <table:table-cell table:formula="of:=[.H74]-[.E74]" office:value-type="float" office:value="0.00519999999999998" calcext:value-type="float">
            <text:p>0.0052</text:p>
          </table:table-cell>
          <table:table-cell table:formula="of:=[.I74]-[.F74]" office:value-type="float" office:value="-0.00440000000000007" calcext:value-type="float">
            <text:p>-0.0044</text:p>
          </table:table-cell>
          <table:table-cell table:formula="of:=[.I74]-[.G74]" office:value-type="float" office:value="-0.404" calcext:value-type="float">
            <text:p>-0.404</text:p>
          </table:table-cell>
          <table:table-cell table:formula="of:=[.I74]-[.H74]" office:value-type="float" office:value="-0.4022" calcext:value-type="float">
            <text:p>-0.4022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26_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sgct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dit distance</text:p>
          </table:table-cell>
          <table:table-cell office:value-type="float" office:value="3.374" calcext:value-type="float">
            <text:p>3.374</text:p>
          </table:table-cell>
          <table:table-cell office:value-type="float" office:value="3.03" calcext:value-type="float">
            <text:p>3.03</text:p>
          </table:table-cell>
          <table:table-cell office:value-type="float" office:value="2.978" calcext:value-type="float">
            <text:p>2.978</text:p>
          </table:table-cell>
          <table:table-cell office:value-type="float" office:value="3.03" calcext:value-type="float">
            <text:p>3.03</text:p>
          </table:table-cell>
          <table:table-cell office:value-type="float" office:value="3.741" calcext:value-type="float">
            <text:p>3.741</text:p>
          </table:table-cell>
          <table:table-cell office:value-type="float" office:value="2.999" calcext:value-type="float">
            <text:p>2.999</text:p>
          </table:table-cell>
          <table:table-cell office:value-type="float" office:value="3.755" calcext:value-type="float">
            <text:p>3.755</text:p>
          </table:table-cell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normalized</text:p>
          </table:table-cell>
          <table:table-cell table:style-name="ce11" table:formula="of:=[.C78]/5" office:value-type="float" office:value="0.6748" calcext:value-type="float">
            <text:p>0.6748</text:p>
          </table:table-cell>
          <table:table-cell table:style-name="ce11" table:formula="of:=[.D78]/5" office:value-type="float" office:value="0.606" calcext:value-type="float">
            <text:p>0.606</text:p>
          </table:table-cell>
          <table:table-cell table:style-name="ce11" table:formula="of:=[.E78]/5" office:value-type="float" office:value="0.5956" calcext:value-type="float">
            <text:p>0.5956</text:p>
          </table:table-cell>
          <table:table-cell table:style-name="ce11" table:formula="of:=[.F78]/5" office:value-type="float" office:value="0.606" calcext:value-type="float">
            <text:p>0.606</text:p>
          </table:table-cell>
          <table:table-cell table:style-name="ce11" table:formula="of:=[.G78]/5" office:value-type="float" office:value="0.7482" calcext:value-type="float">
            <text:p>0.7482</text:p>
          </table:table-cell>
          <table:table-cell table:style-name="ce11" table:formula="of:=[.H78]/5" office:value-type="float" office:value="0.5998" calcext:value-type="float">
            <text:p>0.5998</text:p>
          </table:table-cell>
          <table:table-cell table:style-name="ce11" table:formula="of:=[.I78]/5" office:value-type="float" office:value="0.751" calcext:value-type="float">
            <text:p>0.751</text:p>
          </table:table-cell>
          <table:table-cell table:style-name="ce11" office:value-type="float" office:value="0.666" calcext:value-type="float">
            <text:p>0.666</text:p>
          </table:table-cell>
          <table:table-cell/>
          <table:table-cell table:formula="of:=[.F79]-[.C79]" office:value-type="float" office:value="-0.0688000000000001" calcext:value-type="float">
            <text:p>-0.0688</text:p>
          </table:table-cell>
          <table:table-cell table:formula="of:=[.F79]-[.D79]" office:value-type="float" office:value="0" calcext:value-type="float">
            <text:p>0</text:p>
          </table:table-cell>
          <table:table-cell table:formula="of:=[.G79]-[.C79]" office:value-type="float" office:value="0.0733999999999999" calcext:value-type="float">
            <text:p>0.0734</text:p>
          </table:table-cell>
          <table:table-cell table:formula="of:=[.G79]-[.E79]" office:value-type="float" office:value="0.1526" calcext:value-type="float">
            <text:p>0.1526</text:p>
          </table:table-cell>
          <table:table-cell table:formula="of:=[.H79]-[.D79]" office:value-type="float" office:value="-0.00619999999999998" calcext:value-type="float">
            <text:p>-0.0062</text:p>
          </table:table-cell>
          <table:table-cell table:formula="of:=[.H79]-[.E79]" office:value-type="float" office:value="0.00420000000000009" calcext:value-type="float">
            <text:p>0.0042</text:p>
          </table:table-cell>
          <table:table-cell table:formula="of:=[.I79]-[.F79]" office:value-type="float" office:value="0.145" calcext:value-type="float">
            <text:p>0.145</text:p>
          </table:table-cell>
          <table:table-cell table:formula="of:=[.I79]-[.G79]" office:value-type="float" office:value="0.00280000000000002" calcext:value-type="float">
            <text:p>0.0028</text:p>
          </table:table-cell>
          <table:table-cell table:formula="of:=[.I79]-[.H79]" office:value-type="float" office:value="0.1512" calcext:value-type="float">
            <text:p>0.1512</text:p>
          </table:table-cell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vg</text:p>
          </table:table-cell>
          <table:table-cell table:style-name="ce7"/>
          <table:table-cell table:style-name="ce6" table:formula="of:=SUM([.C24];[.C29];[.C34];[.C39];[.C44];[.C49];[.C54];[.C59];[.C64];[.C69];[.C74];[.C79])/16" office:value-type="float" office:value="0.454861061507937" calcext:value-type="float">
            <text:p>0.454861061507937</text:p>
          </table:table-cell>
          <table:table-cell table:style-name="ce6" table:formula="of:=SUM([.D24];[.D29];[.D34];[.D39];[.D44];[.D49];[.D54];[.D59];[.D64];[.D69];[.D74];[.D79])/16" office:value-type="float" office:value="0.440923958333333" calcext:value-type="float">
            <text:p>0.440923958333333</text:p>
          </table:table-cell>
          <table:table-cell table:style-name="ce6" table:formula="of:=SUM([.E24];[.E29];[.E34];[.E39];[.E44];[.E49];[.E54];[.E59];[.E64];[.E69];[.E74];[.E79])/16" office:value-type="float" office:value="0.478787103174603" calcext:value-type="float">
            <text:p>0.478787103174603</text:p>
          </table:table-cell>
          <table:table-cell table:style-name="ce6" table:formula="of:=SUM([.F24];[.F29];[.F34];[.F39];[.F44];[.F49];[.F54];[.F59];[.F64];[.F69];[.F74];[.F79])/16" office:value-type="float" office:value="0.424453472222222" calcext:value-type="float">
            <text:p>0.424453472222222</text:p>
          </table:table-cell>
          <table:table-cell table:style-name="ce6" table:formula="of:=SUM([.G24];[.G29];[.G34];[.G39];[.G44];[.G49];[.G54];[.G59];[.G64];[.G69];[.G74];[.G79])/16" office:value-type="float" office:value="0.475734275793651" calcext:value-type="float">
            <text:p>0.475734275793651</text:p>
          </table:table-cell>
          <table:table-cell table:style-name="ce6" table:formula="of:=SUM([.H24];[.H29];[.H34];[.H39];[.H44];[.H49];[.H54];[.H59];[.H64];[.H69];[.H74];[.H79])/16" office:value-type="float" office:value="0.487937351190476" calcext:value-type="float">
            <text:p>0.487937351190476</text:p>
          </table:table-cell>
          <table:table-cell table:style-name="ce6" table:formula="of:=SUM([.I24];[.I29];[.I34];[.I39];[.I44];[.I49];[.I54];[.I59];[.I64];[.I69];[.I74];[.I79])/16" office:value-type="float" office:value="0.440984573412698" calcext:value-type="float">
            <text:p>0.440984573412698</text:p>
          </table:table-cell>
          <table:table-cell table:style-name="ce16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/>
          <table:table-cell table:style-name="ce6" table:formula="of:=SUM([.L24];[.L29];[.L34];[.L39];[.L44];[.L49];[.L54];[.L59];[.L64];[.L69];[.L74];[.L79])/16" office:value-type="float" office:value="-0.0304075892857143" calcext:value-type="float">
            <text:p>-0.030407589285714</text:p>
          </table:table-cell>
          <table:table-cell table:style-name="ce6" table:formula="of:=SUM([.M24];[.M29];[.M34];[.M39];[.M44];[.M49];[.M54];[.M59];[.M64];[.M69];[.M74];[.M79])/16" office:value-type="float" office:value="-0.0164704861111111" calcext:value-type="float">
            <text:p>-0.016470486111111</text:p>
          </table:table-cell>
          <table:table-cell table:style-name="ce6" table:formula="of:=SUM([.N24];[.N29];[.N34];[.N39];[.N44];[.N49];[.N54];[.N59];[.N64];[.N69];[.N74];[.N79])/16" office:value-type="float" office:value="0.0208732142857143" calcext:value-type="float">
            <text:p>0.020873214285714</text:p>
          </table:table-cell>
          <table:table-cell table:style-name="ce6" table:formula="of:=SUM([.O24];[.O29];[.O34];[.O39];[.O44];[.O49];[.O54];[.O59];[.O64];[.O69];[.O74];[.O79])/16" office:value-type="float" office:value="-0.00305282738095238" calcext:value-type="float">
            <text:p>-0.003052827380952</text:p>
          </table:table-cell>
          <table:table-cell table:style-name="ce6" table:formula="of:=SUM([.P24];[.P29];[.P34];[.P39];[.P44];[.P49];[.P54];[.P59];[.P64];[.P69];[.P74];[.P79])/16" office:value-type="float" office:value="0.0470133928571429" calcext:value-type="float">
            <text:p>0.047013392857143</text:p>
          </table:table-cell>
          <table:table-cell table:style-name="ce6" table:formula="of:=SUM([.Q24];[.Q29];[.Q34];[.Q39];[.Q44];[.Q49];[.Q54];[.Q59];[.Q64];[.Q69];[.Q74];[.Q79])/16" office:value-type="float" office:value="0.00915024801587301" calcext:value-type="float">
            <text:p>0.009150248015873</text:p>
          </table:table-cell>
          <table:table-cell table:style-name="ce6" table:formula="of:=SUM([.R24];[.R29];[.R34];[.R39];[.R44];[.R49];[.R54];[.R59];[.R64];[.R69];[.R74];[.R79])/16" office:value-type="float" office:value="0.0165311011904762" calcext:value-type="float">
            <text:p>0.016531101190476</text:p>
          </table:table-cell>
          <table:table-cell table:style-name="ce6" table:formula="of:=SUM([.S24];[.S29];[.S34];[.S39];[.S44];[.S49];[.S54];[.S59];[.S64];[.S69];[.S74];[.S79])/16" office:value-type="float" office:value="-0.0347497023809524" calcext:value-type="float">
            <text:p>-0.034749702380952</text:p>
          </table:table-cell>
          <table:table-cell table:style-name="ce6" table:formula="of:=SUM([.T24];[.T29];[.T34];[.T39];[.T44];[.T49];[.T54];[.T59];[.T64];[.T69];[.T74];[.T79])/16" office:value-type="float" office:value="-0.0469527777777778" calcext:value-type="float">
            <text:p>-0.046952777777778</text:p>
          </table:table-cell>
        </table:table-row>
        <table:table-row table:style-name="ro1">
          <table:table-cell table:style-name="ce6" office:value-type="string" calcext:value-type="string">
            <text:p>median</text:p>
          </table:table-cell>
          <table:table-cell table:style-name="ce7"/>
          <table:table-cell table:style-name="ce6" table:formula="of:=MEDIAN([.C24];[.C29];[.C34];[.C39];[.C44];[.C49];[.C54];[.C59];[.C64];[.C69];[.C74];[.C79])" office:value-type="float" office:value="0.6725" calcext:value-type="float">
            <text:p>0.6725</text:p>
          </table:table-cell>
          <table:table-cell table:style-name="ce6" table:formula="of:=MEDIAN([.D24];[.D29];[.D34];[.D39];[.D44];[.D49];[.D54];[.D59];[.D64];[.D69];[.D74];[.D79])" office:value-type="float" office:value="0.6142" calcext:value-type="float">
            <text:p>0.6142</text:p>
          </table:table-cell>
          <table:table-cell table:style-name="ce6" table:formula="of:=MEDIAN([.E24];[.E29];[.E34];[.E39];[.E44];[.E49];[.E54];[.E59];[.E64];[.E69];[.E74];[.E79])" office:value-type="float" office:value="0.683577777777778" calcext:value-type="float">
            <text:p>0.683577777777778</text:p>
          </table:table-cell>
          <table:table-cell table:style-name="ce6" table:formula="of:=MEDIAN([.F24];[.F29];[.F34];[.F39];[.F44];[.F49];[.F54];[.F59];[.F64];[.F69];[.F74];[.F79])" office:value-type="float" office:value="0.6024" calcext:value-type="float">
            <text:p>0.6024</text:p>
          </table:table-cell>
          <table:table-cell table:style-name="ce6" table:formula="of:=MEDIAN([.G24];[.G29];[.G34];[.G39];[.G44];[.G49];[.G54];[.G59];[.G64];[.G69];[.G74];[.G79])" office:value-type="float" office:value="0.72175" calcext:value-type="float">
            <text:p>0.72175</text:p>
          </table:table-cell>
          <table:table-cell table:style-name="ce6" table:formula="of:=MEDIAN([.H24];[.H29];[.H34];[.H39];[.H44];[.H49];[.H54];[.H59];[.H64];[.H69];[.H74];[.H79])" office:value-type="float" office:value="0.7133" calcext:value-type="float">
            <text:p>0.7133</text:p>
          </table:table-cell>
          <table:table-cell table:style-name="ce6" table:formula="of:=MEDIAN([.I24];[.I29];[.I34];[.I39];[.I44];[.I49];[.I54];[.I59];[.I64];[.I69];[.I74];[.I79])" office:value-type="float" office:value="0.6635" calcext:value-type="float">
            <text:p>0.6635</text:p>
          </table:table-cell>
          <table:table-cell table:style-name="ce16" table:formula="of:=MEDIAN([.J24];[.J29];[.J34];[.J39];[.J44];[.J49];[.J54];[.J59];[.J64];[.J69];[.J74];[.J79])" office:value-type="float" office:value="0.666" calcext:value-type="float">
            <text:p>0.666</text:p>
          </table:table-cell>
          <table:table-cell/>
          <table:table-cell table:style-name="ce6" table:formula="of:=MEDIAN([.L24];[.L29];[.L34];[.L39];[.L44];[.L49];[.L54];[.L59];[.L64];[.L69];[.L74];[.L79])" office:value-type="float" office:value="-0.00503571428571428" calcext:value-type="float">
            <text:p>-0.005035714285714</text:p>
          </table:table-cell>
          <table:table-cell table:style-name="ce6" table:formula="of:=MEDIAN([.M24];[.M29];[.M34];[.M39];[.M44];[.M49];[.M54];[.M59];[.M64];[.M69];[.M74];[.M79])" office:value-type="float" office:value="0.000750000000000001" calcext:value-type="float">
            <text:p>0.00075</text:p>
          </table:table-cell>
          <table:table-cell table:style-name="ce6" table:formula="of:=MEDIAN([.N24];[.N29];[.N34];[.N39];[.N44];[.N49];[.N54];[.N59];[.N64];[.N69];[.N74];[.N79])" office:value-type="float" office:value="0.000166666666666593" calcext:value-type="float">
            <text:p>0.000166666666667</text:p>
          </table:table-cell>
          <table:table-cell table:style-name="ce6" table:formula="of:=MEDIAN([.O24];[.O29];[.O34];[.O39];[.O44];[.O49];[.O54];[.O59];[.O64];[.O69];[.O74];[.O79])" office:value-type="float" office:value="0.000985714285714256" calcext:value-type="float">
            <text:p>0.000985714285714</text:p>
          </table:table-cell>
          <table:table-cell table:style-name="ce6" table:formula="of:=MEDIAN([.P24];[.P29];[.P34];[.P39];[.P44];[.P49];[.P54];[.P59];[.P64];[.P69];[.P74];[.P79])" office:value-type="float" office:value="0.000666666666666676" calcext:value-type="float">
            <text:p>0.000666666666667</text:p>
          </table:table-cell>
          <table:table-cell table:style-name="ce6" table:formula="of:=MEDIAN([.Q24];[.Q29];[.Q34];[.Q39];[.Q44];[.Q49];[.Q54];[.Q59];[.Q64];[.Q69];[.Q74];[.Q79])" office:value-type="float" office:value="0.00493333333333329" calcext:value-type="float">
            <text:p>0.004933333333333</text:p>
          </table:table-cell>
          <table:table-cell table:style-name="ce6" table:formula="of:=MEDIAN([.R24];[.R29];[.R34];[.R39];[.R44];[.R49];[.R54];[.R59];[.R64];[.R69];[.R74];[.R79])" office:value-type="float" office:value="-0.00345000000000001" calcext:value-type="float">
            <text:p>-0.00345</text:p>
          </table:table-cell>
          <table:table-cell table:style-name="ce6" table:formula="of:=MEDIAN([.S24];[.S29];[.S34];[.S39];[.S44];[.S49];[.S54];[.S59];[.S64];[.S69];[.S74];[.S79])" office:value-type="float" office:value="-0.002" calcext:value-type="float">
            <text:p>-0.002</text:p>
          </table:table-cell>
          <table:table-cell table:style-name="ce6" table:formula="of:=MEDIAN([.T24];[.T29];[.T34];[.T39];[.T44];[.T49];[.T54];[.T59];[.T64];[.T69];[.T74];[.T79])" office:value-type="float" office:value="-0.00858333333333336" calcext:value-type="float">
            <text:p>-0.008583333333333</text:p>
          </table:table-cell>
        </table:table-row>
        <table:table-row table:style-name="ro1">
          <table:table-cell table:style-name="ce6" office:value-type="string" calcext:value-type="string">
            <text:p>standard dev.</text:p>
          </table:table-cell>
          <table:table-cell table:style-name="ce7"/>
          <table:table-cell table:style-name="ce6" table:formula="of:=STDEV([.C24];[.C29];[.C34];[.C39];[.C44];[.C49];[.C54];[.C59];[.C64];[.C69];[.C74];[.C79])" office:value-type="float" office:value="0.21103453675433" calcext:value-type="float">
            <text:p>0.21103453675433</text:p>
          </table:table-cell>
          <table:table-cell table:style-name="ce6" table:formula="of:=STDEV([.D24];[.D29];[.D34];[.D39];[.D44];[.D49];[.D54];[.D59];[.D64];[.D69];[.D74];[.D79])" office:value-type="float" office:value="0.191664003730952" calcext:value-type="float">
            <text:p>0.191664003730952</text:p>
          </table:table-cell>
          <table:table-cell table:style-name="ce6" table:formula="of:=STDEV([.E24];[.E29];[.E34];[.E39];[.E44];[.E49];[.E54];[.E59];[.E64];[.E69];[.E74];[.E79])" office:value-type="float" office:value="0.182965699843923" calcext:value-type="float">
            <text:p>0.182965699843923</text:p>
          </table:table-cell>
          <table:table-cell table:style-name="ce6" table:formula="of:=STDEV([.F24];[.F29];[.F34];[.F39];[.F44];[.F49];[.F54];[.F59];[.F64];[.F69];[.F74];[.F79])" office:value-type="float" office:value="0.257601471729103" calcext:value-type="float">
            <text:p>0.257601471729103</text:p>
          </table:table-cell>
          <table:table-cell table:style-name="ce6" table:formula="of:=STDEV([.G24];[.G29];[.G34];[.G39];[.G44];[.G49];[.G54];[.G59];[.G64];[.G69];[.G74];[.G79])" office:value-type="float" office:value="0.23354614819399" calcext:value-type="float">
            <text:p>0.23354614819399</text:p>
          </table:table-cell>
          <table:table-cell table:style-name="ce6" table:formula="of:=STDEV([.H24];[.H29];[.H34];[.H39];[.H44];[.H49];[.H54];[.H59];[.H64];[.H69];[.H74];[.H79])" office:value-type="float" office:value="0.187274905792468" calcext:value-type="float">
            <text:p>0.187274905792468</text:p>
          </table:table-cell>
          <table:table-cell table:style-name="ce6" table:formula="of:=STDEV([.I24];[.I29];[.I34];[.I39];[.I44];[.I49];[.I54];[.I59];[.I64];[.I69];[.I74];[.I79])" office:value-type="float" office:value="0.212520324416234" calcext:value-type="float">
            <text:p>0.212520324416234</text:p>
          </table:table-cell>
          <table:table-cell table:style-name="ce16" table:formula="of:=STDEV([.J24];[.J29];[.J34];[.J39];[.J44];[.J49];[.J54];[.J59];[.J64];[.J69];[.J74];[.J79])" office:value-type="float" office:value="0.160852346183471" calcext:value-type="float">
            <text:p>0.160852346183471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anking avg.</text:p>
          </table:table-cell>
          <table:table-cell table:style-name="ce7"/>
          <table:table-cell table:style-name="ce6" table:formula="of:=SUM([.C25];[.C30];[.C35];[.C40];[.C45];[.C50];[.C55];[.C60];[.C65];[.C70];[.C75];[.C80])/16" office:value-type="float" office:value="0" calcext:value-type="float">
            <text:p>0</text:p>
          </table:table-cell>
          <table:table-cell table:style-name="ce6" table:formula="of:=SUM([.D25];[.D30];[.D35];[.D40];[.D45];[.D50];[.D55];[.D60];[.D65];[.D70];[.D75];[.D80])/16" office:value-type="float" office:value="0" calcext:value-type="float">
            <text:p>0</text:p>
          </table:table-cell>
          <table:table-cell table:style-name="ce6" table:formula="of:=SUM([.E25];[.E30];[.E35];[.E40];[.E45];[.E50];[.E55];[.E60];[.E65];[.E70];[.E75];[.E80])/16" office:value-type="float" office:value="0" calcext:value-type="float">
            <text:p>0</text:p>
          </table:table-cell>
          <table:table-cell table:style-name="ce6" table:formula="of:=SUM([.F25];[.F30];[.F35];[.F40];[.F45];[.F50];[.F55];[.F60];[.F65];[.F70];[.F75];[.F80])/16" office:value-type="float" office:value="0" calcext:value-type="float">
            <text:p>0</text:p>
          </table:table-cell>
          <table:table-cell table:style-name="ce6" table:formula="of:=SUM([.G25];[.G30];[.G35];[.G40];[.G45];[.G50];[.G55];[.G60];[.G65];[.G70];[.G75];[.G80])/16" office:value-type="float" office:value="0" calcext:value-type="float">
            <text:p>0</text:p>
          </table:table-cell>
          <table:table-cell table:style-name="ce6" table:formula="of:=SUM([.H25];[.H30];[.H35];[.H40];[.H45];[.H50];[.H55];[.H60];[.H65];[.H70];[.H75];[.H80])/16" office:value-type="float" office:value="0" calcext:value-type="float">
            <text:p>0</text:p>
          </table:table-cell>
          <table:table-cell table:style-name="ce6" table:formula="of:=SUM([.I25];[.I30];[.I35];[.I40];[.I45];[.I50];[.I55];[.I60];[.I65];[.I70];[.I75];[.I80])/16" office:value-type="float" office:value="0" calcext:value-type="float">
            <text:p>0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median</text:p>
          </table:table-cell>
          <table:table-cell table:style-name="ce7"/>
          <table:table-cell table:style-name="ce6" table:formula="of:=MEDIAN([.C25];[.C30];[.C35];[.C40];[.C45];[.C50];[.C55];[.C60];[.C65];[.C70];[.C75];[.C80])" office:value-type="string" office:string-value="" calcext:value-type="error">
            <text:p>#VALUE!</text:p>
          </table:table-cell>
          <table:table-cell table:style-name="ce6" table:formula="of:=MEDIAN([.D25];[.D30];[.D35];[.D40];[.D45];[.D50];[.D55];[.D60];[.D65];[.D70];[.D75];[.D80])" office:value-type="string" office:string-value="" calcext:value-type="error">
            <text:p>#VALUE!</text:p>
          </table:table-cell>
          <table:table-cell table:style-name="ce6" table:formula="of:=MEDIAN([.E25];[.E30];[.E35];[.E40];[.E45];[.E50];[.E55];[.E60];[.E65];[.E70];[.E75];[.E80])" office:value-type="string" office:string-value="" calcext:value-type="error">
            <text:p>#VALUE!</text:p>
          </table:table-cell>
          <table:table-cell table:style-name="ce6" table:formula="of:=MEDIAN([.F25];[.F30];[.F35];[.F40];[.F45];[.F50];[.F55];[.F60];[.F65];[.F70];[.F75];[.F80])" office:value-type="string" office:string-value="" calcext:value-type="error">
            <text:p>#VALUE!</text:p>
          </table:table-cell>
          <table:table-cell table:style-name="ce6" table:formula="of:=MEDIAN([.G25];[.G30];[.G35];[.G40];[.G45];[.G50];[.G55];[.G60];[.G65];[.G70];[.G75];[.G80])" office:value-type="string" office:string-value="" calcext:value-type="error">
            <text:p>#VALUE!</text:p>
          </table:table-cell>
          <table:table-cell table:style-name="ce6" table:formula="of:=MEDIAN([.H25];[.H30];[.H35];[.H40];[.H45];[.H50];[.H55];[.H60];[.H65];[.H70];[.H75];[.H80])" office:value-type="string" office:string-value="" calcext:value-type="error">
            <text:p>#VALUE!</text:p>
          </table:table-cell>
          <table:table-cell table:style-name="ce6" table:formula="of:=MEDIAN([.I25];[.I30];[.I35];[.I40];[.I45];[.I50];[.I55];[.I60];[.I65];[.I70];[.I75];[.I80])" office:value-type="string" office:string-value="" calcext:value-type="error">
            <text:p>#VALUE!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>
            <text:p>ranking SD</text:p>
          </table:table-cell>
          <table:table-cell table:style-name="ce7"/>
          <table:table-cell table:style-name="ce6" table:formula="of:=STDEV([.C25];[.C30];[.C35];[.C40];[.C45];[.C50];[.C55];[.C60];[.C65];[.C70];[.C75];[.C80])" office:value-type="string" office:string-value="" calcext:value-type="error">
            <text:p>#DIV/0!</text:p>
          </table:table-cell>
          <table:table-cell table:style-name="ce6" table:formula="of:=STDEV([.D25];[.D30];[.D35];[.D40];[.D45];[.D50];[.D55];[.D60];[.D65];[.D70];[.D75];[.D80])" office:value-type="string" office:string-value="" calcext:value-type="error">
            <text:p>#DIV/0!</text:p>
          </table:table-cell>
          <table:table-cell table:style-name="ce6" table:formula="of:=STDEV([.E25];[.E30];[.E35];[.E40];[.E45];[.E50];[.E55];[.E60];[.E65];[.E70];[.E75];[.E80])" office:value-type="string" office:string-value="" calcext:value-type="error">
            <text:p>#DIV/0!</text:p>
          </table:table-cell>
          <table:table-cell table:style-name="ce6" table:formula="of:=STDEV([.F25];[.F30];[.F35];[.F40];[.F45];[.F50];[.F55];[.F60];[.F65];[.F70];[.F75];[.F80])" office:value-type="string" office:string-value="" calcext:value-type="error">
            <text:p>#DIV/0!</text:p>
          </table:table-cell>
          <table:table-cell table:style-name="ce6" table:formula="of:=STDEV([.G25];[.G30];[.G35];[.G40];[.G45];[.G50];[.G55];[.G60];[.G65];[.G70];[.G75];[.G80])" office:value-type="string" office:string-value="" calcext:value-type="error">
            <text:p>#DIV/0!</text:p>
          </table:table-cell>
          <table:table-cell table:style-name="ce6" table:formula="of:=STDEV([.H25];[.H30];[.H35];[.H40];[.H45];[.H50];[.H55];[.H60];[.H65];[.H70];[.H75];[.H80])" office:value-type="string" office:string-value="" calcext:value-type="error">
            <text:p>#DIV/0!</text:p>
          </table:table-cell>
          <table:table-cell table:style-name="ce6" table:formula="of:=STDEV([.I25];[.I30];[.I35];[.I40];[.I45];[.I50];[.I55];[.I60];[.I65];[.I70];[.I75];[.I80])" office:value-type="string" office:string-value="" calcext:value-type="error">
            <text:p>#DIV/0!</text:p>
          </table:table-cell>
          <table:table-cell table:style-name="Default"/>
          <table:table-cell table:number-columns-repeated="10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3" office:value-type="string" calcext:value-type="string">
            <text:p>observe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z</text:p>
          </table:table-cell>
          <table:table-cell table:style-name="ce3" office:value-type="string" calcext:value-type="string">
            <text:p>yz</text:p>
          </table:table-cell>
          <table:table-cell table:style-name="ce3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]/3" office:value-type="float" office:value="0" calcext:value-type="float">
            <text:p>0.00</text:p>
          </table:table-cell>
          <table:table-cell table:style-name="ce4" table:formula="of:=[.D3]/3" office:value-type="float" office:value="0.333333333333333" calcext:value-type="float">
            <text:p>0.33</text:p>
          </table:table-cell>
          <table:table-cell table:style-name="ce4" table:formula="of:=[.E3]/3" office:value-type="float" office:value="0.666666666666667" calcext:value-type="float">
            <text:p>0.67</text:p>
          </table:table-cell>
          <table:table-cell table:style-name="ce4" table:formula="of:=[.F3]/3" office:value-type="float" office:value="0.666666666666667" calcext:value-type="float">
            <text:p>0.67</text:p>
          </table:table-cell>
          <table:table-cell table:style-name="ce4" table:formula="of:=[.G3]/3" office:value-type="float" office:value="0" calcext:value-type="float">
            <text:p>0.00</text:p>
          </table:table-cell>
          <table:table-cell table:style-name="ce4" table:formula="of:=[.H3]/3" office:value-type="float" office:value="0.666666666666667" calcext:value-type="float">
            <text:p>0.67</text:p>
          </table:table-cell>
          <table:table-cell table:style-name="ce4" table:formula="of:=[.I3]/3" office:value-type="float" office:value="0.333333333333333" calcext:value-type="float">
            <text:p>0.33</text:p>
          </table:table-cell>
          <table:table-cell/>
          <table:table-cell table:style-name="ce4" table:formula="of:=[.K3]/3" office:value-type="float" office:value="0.333333333333333" calcext:value-type="float">
            <text:p>0.33</text:p>
          </table:table-cell>
          <table:table-cell table:style-name="ce4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6]/5" office:value-type="float" office:value="0.4" calcext:value-type="float">
            <text:p>0.40</text:p>
          </table:table-cell>
          <table:table-cell table:style-name="ce4" table:formula="of:=[.D6]/5" office:value-type="float" office:value="0.8" calcext:value-type="float">
            <text:p>0.80</text:p>
          </table:table-cell>
          <table:table-cell table:style-name="ce4" table:formula="of:=[.E6]/5" office:value-type="float" office:value="0.6" calcext:value-type="float">
            <text:p>0.60</text:p>
          </table:table-cell>
          <table:table-cell table:style-name="ce4" table:formula="of:=[.F6]/5" office:value-type="float" office:value="0.6" calcext:value-type="float">
            <text:p>0.60</text:p>
          </table:table-cell>
          <table:table-cell table:style-name="ce4" table:formula="of:=[.G6]/5" office:value-type="float" office:value="0.4" calcext:value-type="float">
            <text:p>0.40</text:p>
          </table:table-cell>
          <table:table-cell table:style-name="ce4" table:formula="of:=[.H6]/5" office:value-type="float" office:value="0.8" calcext:value-type="float">
            <text:p>0.80</text:p>
          </table:table-cell>
          <table:table-cell table:style-name="ce4" table:formula="of:=[.I6]/5" office:value-type="float" office:value="0.8" calcext:value-type="float">
            <text:p>0.80</text:p>
          </table:table-cell>
          <table:table-cell/>
          <table:table-cell table:style-name="ce4" table:formula="of:=[.K6]/5" office:value-type="float" office:value="0.6" calcext:value-type="float">
            <text:p>0.60</text:p>
          </table:table-cell>
          <table:table-cell table:style-name="ce4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9]/4" office:value-type="float" office:value="0.5" calcext:value-type="float">
            <text:p>0.50</text:p>
          </table:table-cell>
          <table:table-cell table:style-name="ce4" table:formula="of:=[.D9]/4" office:value-type="float" office:value="0.5" calcext:value-type="float">
            <text:p>0.50</text:p>
          </table:table-cell>
          <table:table-cell table:style-name="ce4" table:formula="of:=[.E9]/4" office:value-type="float" office:value="1" calcext:value-type="float">
            <text:p>1.00</text:p>
          </table:table-cell>
          <table:table-cell table:style-name="ce4" table:formula="of:=[.F9]/4" office:value-type="float" office:value="0.5" calcext:value-type="float">
            <text:p>0.50</text:p>
          </table:table-cell>
          <table:table-cell table:style-name="ce4" table:formula="of:=[.G9]/4" office:value-type="float" office:value="0.25" calcext:value-type="float">
            <text:p>0.25</text:p>
          </table:table-cell>
          <table:table-cell table:style-name="ce4" table:formula="of:=[.H9]/4" office:value-type="float" office:value="0.5" calcext:value-type="float">
            <text:p>0.50</text:p>
          </table:table-cell>
          <table:table-cell table:style-name="ce4" table:formula="of:=[.I9]/4" office:value-type="float" office:value="0.5" calcext:value-type="float">
            <text:p>0.50</text:p>
          </table:table-cell>
          <table:table-cell/>
          <table:table-cell table:style-name="ce4" table:formula="of:=[.K9]/4" office:value-type="float" office:value="0.25" calcext:value-type="float">
            <text:p>0.25</text:p>
          </table:table-cell>
          <table:table-cell table:style-name="ce4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2]/4" office:value-type="float" office:value="1" calcext:value-type="float">
            <text:p>1.00</text:p>
          </table:table-cell>
          <table:table-cell table:style-name="ce4" table:formula="of:=[.D12]/4" office:value-type="float" office:value="1" calcext:value-type="float">
            <text:p>1.00</text:p>
          </table:table-cell>
          <table:table-cell table:style-name="ce4" table:formula="of:=[.E12]/4" office:value-type="float" office:value="0.5" calcext:value-type="float">
            <text:p>0.50</text:p>
          </table:table-cell>
          <table:table-cell table:style-name="ce4" table:formula="of:=[.F12]/4" office:value-type="float" office:value="1" calcext:value-type="float">
            <text:p>1.00</text:p>
          </table:table-cell>
          <table:table-cell table:style-name="ce4" table:formula="of:=[.G12]/4" office:value-type="float" office:value="1" calcext:value-type="float">
            <text:p>1.00</text:p>
          </table:table-cell>
          <table:table-cell table:style-name="ce4" table:formula="of:=[.H12]/4" office:value-type="float" office:value="1" calcext:value-type="float">
            <text:p>1.00</text:p>
          </table:table-cell>
          <table:table-cell table:style-name="ce4" table:formula="of:=[.I12]/4" office:value-type="float" office:value="1" calcext:value-type="float">
            <text:p>1.00</text:p>
          </table:table-cell>
          <table:table-cell/>
          <table:table-cell table:style-name="ce4" table:formula="of:=[.K12]/4" office:value-type="float" office:value="0.5" calcext:value-type="float">
            <text:p>0.50</text:p>
          </table:table-cell>
          <table:table-cell table:style-name="ce4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5]/3" office:value-type="float" office:value="0" calcext:value-type="float">
            <text:p>0.00</text:p>
          </table:table-cell>
          <table:table-cell table:style-name="ce4" table:formula="of:=[.D15]/3" office:value-type="float" office:value="0.666666666666667" calcext:value-type="float">
            <text:p>0.67</text:p>
          </table:table-cell>
          <table:table-cell table:style-name="ce4" table:formula="of:=[.E15]/3" office:value-type="float" office:value="0.333333333333333" calcext:value-type="float">
            <text:p>0.33</text:p>
          </table:table-cell>
          <table:table-cell table:style-name="ce4" table:formula="of:=[.F15]/3" office:value-type="float" office:value="0" calcext:value-type="float">
            <text:p>0.00</text:p>
          </table:table-cell>
          <table:table-cell table:style-name="ce4" table:formula="of:=[.G15]/3" office:value-type="float" office:value="0.333333333333333" calcext:value-type="float">
            <text:p>0.33</text:p>
          </table:table-cell>
          <table:table-cell table:style-name="ce4" table:formula="of:=[.H15]/3" office:value-type="float" office:value="0.666666666666667" calcext:value-type="float">
            <text:p>0.67</text:p>
          </table:table-cell>
          <table:table-cell table:style-name="ce4" table:formula="of:=[.I15]/3" office:value-type="float" office:value="0" calcext:value-type="float">
            <text:p>0.00</text:p>
          </table:table-cell>
          <table:table-cell/>
          <table:table-cell table:style-name="ce4" table:formula="of:=[.K15]/3" office:value-type="float" office:value="0" calcext:value-type="float">
            <text:p>0.00</text:p>
          </table:table-cell>
          <table:table-cell table:style-name="ce4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18]/3" office:value-type="float" office:value="0.333333333333333" calcext:value-type="float">
            <text:p>0.33</text:p>
          </table:table-cell>
          <table:table-cell table:style-name="ce4" table:formula="of:=[.D18]/3" office:value-type="float" office:value="0.333333333333333" calcext:value-type="float">
            <text:p>0.33</text:p>
          </table:table-cell>
          <table:table-cell table:style-name="ce4" table:formula="of:=[.E18]/3" office:value-type="float" office:value="0.333333333333333" calcext:value-type="float">
            <text:p>0.33</text:p>
          </table:table-cell>
          <table:table-cell table:style-name="ce4" table:formula="of:=[.F18]/3" office:value-type="float" office:value="0.333333333333333" calcext:value-type="float">
            <text:p>0.33</text:p>
          </table:table-cell>
          <table:table-cell table:style-name="ce4" table:formula="of:=[.G18]/3" office:value-type="float" office:value="0.333333333333333" calcext:value-type="float">
            <text:p>0.33</text:p>
          </table:table-cell>
          <table:table-cell table:style-name="ce4" table:formula="of:=[.H18]/3" office:value-type="float" office:value="0.333333333333333" calcext:value-type="float">
            <text:p>0.33</text:p>
          </table:table-cell>
          <table:table-cell table:style-name="ce4" table:formula="of:=[.I18]/3" office:value-type="float" office:value="0.333333333333333" calcext:value-type="float">
            <text:p>0.33</text:p>
          </table:table-cell>
          <table:table-cell/>
          <table:table-cell table:style-name="ce4" table:formula="of:=[.K18]/3" office:value-type="float" office:value="0" calcext:value-type="float">
            <text:p>0.00</text:p>
          </table:table-cell>
          <table:table-cell table:style-name="ce4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1]/5" office:value-type="float" office:value="0.8" calcext:value-type="float">
            <text:p>0.80</text:p>
          </table:table-cell>
          <table:table-cell table:style-name="ce4" table:formula="of:=[.D21]/5" office:value-type="float" office:value="0.6" calcext:value-type="float">
            <text:p>0.60</text:p>
          </table:table-cell>
          <table:table-cell table:style-name="ce4" table:formula="of:=[.E21]/5" office:value-type="float" office:value="0.6" calcext:value-type="float">
            <text:p>0.60</text:p>
          </table:table-cell>
          <table:table-cell table:style-name="ce4" table:formula="of:=[.F21]/5" office:value-type="float" office:value="0.6" calcext:value-type="float">
            <text:p>0.60</text:p>
          </table:table-cell>
          <table:table-cell table:style-name="ce4" table:formula="of:=[.G21]/5" office:value-type="float" office:value="0.6" calcext:value-type="float">
            <text:p>0.60</text:p>
          </table:table-cell>
          <table:table-cell table:style-name="ce4" table:formula="of:=[.H21]/5" office:value-type="float" office:value="0.6" calcext:value-type="float">
            <text:p>0.60</text:p>
          </table:table-cell>
          <table:table-cell table:style-name="ce4" table:formula="of:=[.I21]/5" office:value-type="float" office:value="0.6" calcext:value-type="float">
            <text:p>0.60</text:p>
          </table:table-cell>
          <table:table-cell/>
          <table:table-cell table:style-name="ce4" table:formula="of:=[.K21]/5" office:value-type="float" office:value="0" calcext:value-type="float">
            <text:p>0.00</text:p>
          </table:table-cell>
          <table:table-cell table:style-name="ce4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4]/6" office:value-type="float" office:value="1" calcext:value-type="float">
            <text:p>1.00</text:p>
          </table:table-cell>
          <table:table-cell table:style-name="ce4" table:formula="of:=[.D24]/6" office:value-type="float" office:value="1" calcext:value-type="float">
            <text:p>1.00</text:p>
          </table:table-cell>
          <table:table-cell table:style-name="ce4" table:formula="of:=[.E24]/6" office:value-type="float" office:value="0.833333333333333" calcext:value-type="float">
            <text:p>0.83</text:p>
          </table:table-cell>
          <table:table-cell table:style-name="ce4" table:formula="of:=[.F24]/6" office:value-type="float" office:value="0.666666666666667" calcext:value-type="float">
            <text:p>0.67</text:p>
          </table:table-cell>
          <table:table-cell table:style-name="ce4" table:formula="of:=[.G24]/6" office:value-type="float" office:value="0.666666666666667" calcext:value-type="float">
            <text:p>0.67</text:p>
          </table:table-cell>
          <table:table-cell table:style-name="ce4" table:formula="of:=[.H24]/6" office:value-type="float" office:value="0.666666666666667" calcext:value-type="float">
            <text:p>0.67</text:p>
          </table:table-cell>
          <table:table-cell table:style-name="ce4" table:formula="of:=[.I24]/6" office:value-type="float" office:value="0.666666666666667" calcext:value-type="float">
            <text:p>0.67</text:p>
          </table:table-cell>
          <table:table-cell/>
          <table:table-cell table:style-name="ce4" table:formula="of:=[.K24]/6" office:value-type="float" office:value="0.5" calcext:value-type="float">
            <text:p>0.50</text:p>
          </table:table-cell>
          <table:table-cell table:style-name="ce4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27]/4" office:value-type="float" office:value="0.5" calcext:value-type="float">
            <text:p>0.50</text:p>
          </table:table-cell>
          <table:table-cell table:style-name="ce4" table:formula="of:=[.D27]/4" office:value-type="float" office:value="0.25" calcext:value-type="float">
            <text:p>0.25</text:p>
          </table:table-cell>
          <table:table-cell table:style-name="ce4" table:formula="of:=[.E27]/4" office:value-type="float" office:value="0.25" calcext:value-type="float">
            <text:p>0.25</text:p>
          </table:table-cell>
          <table:table-cell table:style-name="ce4" table:formula="of:=[.F27]/4" office:value-type="float" office:value="0.25" calcext:value-type="float">
            <text:p>0.25</text:p>
          </table:table-cell>
          <table:table-cell table:style-name="ce4" table:formula="of:=[.G27]/4" office:value-type="float" office:value="0.5" calcext:value-type="float">
            <text:p>0.50</text:p>
          </table:table-cell>
          <table:table-cell table:style-name="ce4" table:formula="of:=[.H27]/4" office:value-type="float" office:value="0.25" calcext:value-type="float">
            <text:p>0.25</text:p>
          </table:table-cell>
          <table:table-cell table:style-name="ce4" table:formula="of:=[.I27]/4" office:value-type="float" office:value="0.25" calcext:value-type="float">
            <text:p>0.25</text:p>
          </table:table-cell>
          <table:table-cell/>
          <table:table-cell table:style-name="ce4" table:formula="of:=[.K27]/4" office:value-type="float" office:value="0.25" calcext:value-type="float">
            <text:p>0.25</text:p>
          </table:table-cell>
          <table:table-cell table:style-name="ce4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0]/7" office:value-type="float" office:value="0.857142857142857" calcext:value-type="float">
            <text:p>0.86</text:p>
          </table:table-cell>
          <table:table-cell table:style-name="ce4" table:formula="of:=[.D30]/7" office:value-type="float" office:value="0.857142857142857" calcext:value-type="float">
            <text:p>0.86</text:p>
          </table:table-cell>
          <table:table-cell table:style-name="ce4" table:formula="of:=[.E30]/7" office:value-type="float" office:value="1" calcext:value-type="float">
            <text:p>1.00</text:p>
          </table:table-cell>
          <table:table-cell table:style-name="ce4" table:formula="of:=[.F30]/7" office:value-type="float" office:value="1" calcext:value-type="float">
            <text:p>1.00</text:p>
          </table:table-cell>
          <table:table-cell table:style-name="ce4" table:formula="of:=[.G30]/7" office:value-type="float" office:value="1" calcext:value-type="float">
            <text:p>1.00</text:p>
          </table:table-cell>
          <table:table-cell table:style-name="ce4" table:formula="of:=[.H30]/7" office:value-type="float" office:value="0.714285714285714" calcext:value-type="float">
            <text:p>0.71</text:p>
          </table:table-cell>
          <table:table-cell table:style-name="ce4" table:formula="of:=[.I30]/7" office:value-type="float" office:value="0.857142857142857" calcext:value-type="float">
            <text:p>0.86</text:p>
          </table:table-cell>
          <table:table-cell/>
          <table:table-cell table:style-name="ce4" table:formula="of:=[.K30]/7" office:value-type="float" office:value="0.285714285714286" calcext:value-type="float">
            <text:p>0.29</text:p>
          </table:table-cell>
          <table:table-cell table:style-name="ce4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3]/6" office:value-type="float" office:value="0.666666666666667" calcext:value-type="float">
            <text:p>0.67</text:p>
          </table:table-cell>
          <table:table-cell table:style-name="ce4" table:formula="of:=[.D33]/6" office:value-type="float" office:value="0.5" calcext:value-type="float">
            <text:p>0.50</text:p>
          </table:table-cell>
          <table:table-cell table:style-name="ce4" table:formula="of:=[.E33]/6" office:value-type="float" office:value="0.666666666666667" calcext:value-type="float">
            <text:p>0.67</text:p>
          </table:table-cell>
          <table:table-cell table:style-name="ce4" table:formula="of:=[.F33]/6" office:value-type="float" office:value="0.666666666666667" calcext:value-type="float">
            <text:p>0.67</text:p>
          </table:table-cell>
          <table:table-cell table:style-name="ce4" table:formula="of:=[.G33]/6" office:value-type="float" office:value="0.666666666666667" calcext:value-type="float">
            <text:p>0.67</text:p>
          </table:table-cell>
          <table:table-cell table:style-name="ce4" table:formula="of:=[.H33]/6" office:value-type="float" office:value="0.666666666666667" calcext:value-type="float">
            <text:p>0.67</text:p>
          </table:table-cell>
          <table:table-cell table:style-name="ce4" table:formula="of:=[.I33]/6" office:value-type="float" office:value="0.833333333333333" calcext:value-type="float">
            <text:p>0.83</text:p>
          </table:table-cell>
          <table:table-cell/>
          <table:table-cell table:style-name="ce4" table:formula="of:=[.K33]/6" office:value-type="float" office:value="0.333333333333333" calcext:value-type="float">
            <text:p>0.33</text:p>
          </table:table-cell>
          <table:table-cell table:style-name="ce4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6]/9" office:value-type="float" office:value="0.666666666666667" calcext:value-type="float">
            <text:p>0.67</text:p>
          </table:table-cell>
          <table:table-cell table:style-name="ce4" table:formula="of:=[.D36]/9" office:value-type="float" office:value="0.777777777777778" calcext:value-type="float">
            <text:p>0.78</text:p>
          </table:table-cell>
          <table:table-cell table:style-name="ce4" table:formula="of:=[.E36]/9" office:value-type="float" office:value="0.888888888888889" calcext:value-type="float">
            <text:p>0.89</text:p>
          </table:table-cell>
          <table:table-cell table:style-name="ce4" table:formula="of:=[.F36]/9" office:value-type="float" office:value="0.888888888888889" calcext:value-type="float">
            <text:p>0.89</text:p>
          </table:table-cell>
          <table:table-cell table:style-name="ce4" table:formula="of:=[.G36]/9" office:value-type="float" office:value="0.777777777777778" calcext:value-type="float">
            <text:p>0.78</text:p>
          </table:table-cell>
          <table:table-cell table:style-name="ce4" table:formula="of:=[.H36]/9" office:value-type="float" office:value="0.777777777777778" calcext:value-type="float">
            <text:p>0.78</text:p>
          </table:table-cell>
          <table:table-cell table:style-name="ce4" table:formula="of:=[.I36]/9" office:value-type="float" office:value="0.777777777777778" calcext:value-type="float">
            <text:p>0.78</text:p>
          </table:table-cell>
          <table:table-cell/>
          <table:table-cell table:style-name="ce4" table:formula="of:=[.K36]/9" office:value-type="float" office:value="0.777777777777778" calcext:value-type="float">
            <text:p>0.78</text:p>
          </table:table-cell>
          <table:table-cell table:style-name="ce4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39]/5" office:value-type="float" office:value="0.8" calcext:value-type="float">
            <text:p>0.80</text:p>
          </table:table-cell>
          <table:table-cell table:style-name="ce4" table:formula="of:=[.D39]/5" office:value-type="float" office:value="1" calcext:value-type="float">
            <text:p>1.00</text:p>
          </table:table-cell>
          <table:table-cell table:style-name="ce4" table:formula="of:=[.E39]/5" office:value-type="float" office:value="0.8" calcext:value-type="float">
            <text:p>0.80</text:p>
          </table:table-cell>
          <table:table-cell table:style-name="ce4" table:formula="of:=[.F39]/5" office:value-type="float" office:value="1" calcext:value-type="float">
            <text:p>1.00</text:p>
          </table:table-cell>
          <table:table-cell table:style-name="ce4" table:formula="of:=[.G39]/5" office:value-type="float" office:value="0.8" calcext:value-type="float">
            <text:p>0.80</text:p>
          </table:table-cell>
          <table:table-cell table:style-name="ce4" table:formula="of:=[.H39]/5" office:value-type="float" office:value="0.8" calcext:value-type="float">
            <text:p>0.80</text:p>
          </table:table-cell>
          <table:table-cell table:style-name="ce4" table:formula="of:=[.I39]/5" office:value-type="float" office:value="0.8" calcext:value-type="float">
            <text:p>0.80</text:p>
          </table:table-cell>
          <table:table-cell/>
          <table:table-cell table:style-name="ce4" table:formula="of:=[.K39]/5" office:value-type="float" office:value="0.8" calcext:value-type="float">
            <text:p>0.80</text:p>
          </table:table-cell>
          <table:table-cell table:style-name="ce4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2]/2" office:value-type="float" office:value="0" calcext:value-type="float">
            <text:p>0.00</text:p>
          </table:table-cell>
          <table:table-cell table:style-name="ce4" table:formula="of:=[.D42]/2" office:value-type="float" office:value="0" calcext:value-type="float">
            <text:p>0.00</text:p>
          </table:table-cell>
          <table:table-cell table:style-name="ce4" table:formula="of:=[.E42]/2" office:value-type="float" office:value="0" calcext:value-type="float">
            <text:p>0.00</text:p>
          </table:table-cell>
          <table:table-cell table:style-name="ce4" table:formula="of:=[.F42]/2" office:value-type="float" office:value="0" calcext:value-type="float">
            <text:p>0.00</text:p>
          </table:table-cell>
          <table:table-cell table:style-name="ce4" table:formula="of:=[.G42]/2" office:value-type="float" office:value="0" calcext:value-type="float">
            <text:p>0.00</text:p>
          </table:table-cell>
          <table:table-cell table:style-name="ce4" table:formula="of:=[.H42]/2" office:value-type="float" office:value="0.5" calcext:value-type="float">
            <text:p>0.50</text:p>
          </table:table-cell>
          <table:table-cell table:style-name="ce4" table:formula="of:=[.I42]/2" office:value-type="float" office:value="0" calcext:value-type="float">
            <text:p>0.00</text:p>
          </table:table-cell>
          <table:table-cell/>
          <table:table-cell table:style-name="ce4" table:formula="of:=[.K42]/2" office:value-type="float" office:value="0" calcext:value-type="float">
            <text:p>0.00</text:p>
          </table:table-cell>
          <table:table-cell table:style-name="ce4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5]/5" office:value-type="float" office:value="0.8" calcext:value-type="float">
            <text:p>0.80</text:p>
          </table:table-cell>
          <table:table-cell table:style-name="ce4" table:formula="of:=[.D45]/5" office:value-type="float" office:value="0.6" calcext:value-type="float">
            <text:p>0.60</text:p>
          </table:table-cell>
          <table:table-cell table:style-name="ce4" table:formula="of:=[.E45]/5" office:value-type="float" office:value="1" calcext:value-type="float">
            <text:p>1.00</text:p>
          </table:table-cell>
          <table:table-cell table:style-name="ce4" table:formula="of:=[.F45]/5" office:value-type="float" office:value="0.6" calcext:value-type="float">
            <text:p>0.60</text:p>
          </table:table-cell>
          <table:table-cell table:style-name="ce4" table:formula="of:=[.G45]/5" office:value-type="float" office:value="0.8" calcext:value-type="float">
            <text:p>0.80</text:p>
          </table:table-cell>
          <table:table-cell table:style-name="ce4" table:formula="of:=[.H45]/5" office:value-type="float" office:value="0.6" calcext:value-type="float">
            <text:p>0.60</text:p>
          </table:table-cell>
          <table:table-cell table:style-name="ce4" table:formula="of:=[.I45]/5" office:value-type="float" office:value="0.4" calcext:value-type="float">
            <text:p>0.40</text:p>
          </table:table-cell>
          <table:table-cell/>
          <table:table-cell table:style-name="ce4" table:formula="of:=[.K45]/5" office:value-type="float" office:value="0.4" calcext:value-type="float">
            <text:p>0.40</text:p>
          </table:table-cell>
          <table:table-cell table:style-name="ce4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rmalized</text:p>
          </table:table-cell>
          <table:table-cell table:style-name="ce4"/>
          <table:table-cell table:style-name="ce4" table:formula="of:=[.C48]/5" office:value-type="float" office:value="0.4" calcext:value-type="float">
            <text:p>0.40</text:p>
          </table:table-cell>
          <table:table-cell table:style-name="ce4" table:formula="of:=[.D48]/5" office:value-type="float" office:value="0.4" calcext:value-type="float">
            <text:p>0.40</text:p>
          </table:table-cell>
          <table:table-cell table:style-name="ce4" table:formula="of:=[.E48]/5" office:value-type="float" office:value="0.6" calcext:value-type="float">
            <text:p>0.60</text:p>
          </table:table-cell>
          <table:table-cell table:style-name="ce4" table:formula="of:=[.F48]/5" office:value-type="float" office:value="0.4" calcext:value-type="float">
            <text:p>0.40</text:p>
          </table:table-cell>
          <table:table-cell table:style-name="ce4" table:formula="of:=[.G48]/5" office:value-type="float" office:value="0.8" calcext:value-type="float">
            <text:p>0.80</text:p>
          </table:table-cell>
          <table:table-cell table:style-name="ce4" table:formula="of:=[.H48]/5" office:value-type="float" office:value="0.8" calcext:value-type="float">
            <text:p>0.80</text:p>
          </table:table-cell>
          <table:table-cell table:style-name="ce4" table:formula="of:=[.I48]/5" office:value-type="float" office:value="0.8" calcext:value-type="float">
            <text:p>0.80</text:p>
          </table:table-cell>
          <table:table-cell/>
          <table:table-cell table:style-name="ce4" table:formula="of:=[.K48]/5" office:value-type="float" office:value="0.4" calcext:value-type="float">
            <text:p>0.40</text:p>
          </table:table-cell>
          <table:table-cell table:style-name="ce4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3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3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9:07:05.476028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1T09:27:27.083261561</dc:date>
    <meta:editing-duration>PT22H48M35S</meta:editing-duration>
    <meta:editing-cycles>61</meta:editing-cycles>
    <meta:generator>LibreOffice/6.0.7.3$Linux_X86_64 LibreOffice_project/00m0$Build-3</meta:generator>
    <meta:document-statistic meta:table-count="2" meta:cell-count="1079" meta:object-count="0"/>
  </office:meta>
</office:document-meta>
</file>